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5cm"/>
    </style:style>
    <style:style style:name="co2" style:family="table-column">
      <style:table-column-properties fo:break-before="auto" style:column-width="2.445cm"/>
    </style:style>
    <style:style style:name="co3" style:family="table-column">
      <style:table-column-properties fo:break-before="auto" style:column-width="5.579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14.383cm"/>
    </style:style>
    <style:style style:name="co6" style:family="table-column">
      <style:table-column-properties fo:break-before="auto" style:column-width="50.236cm"/>
    </style:style>
    <style:style style:name="co7" style:family="table-column">
      <style:table-column-properties fo:break-before="auto" style:column-width="1.7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Route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Rou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office:value-type="string">
            <text:p>RouteId</text:p>
          </table:table-cell>
          <table:table-cell office:value-type="string">
            <text:p>SegmentIndex</text:p>
          </table:table-cell>
          <table:table-cell office:value-type="string">
            <text:p>FromWarehouse</text:p>
          </table:table-cell>
          <table:table-cell office:value-type="string">
            <text:p>ToWarehouse</text:p>
          </table:table-cell>
          <table:table-cell office:value-type="string">
            <text:p>TaskType</text:p>
          </table:table-cell>
          <table:table-cell office:value-type="string">
            <text:p>Quantity</text:p>
          </table:table-cell>
          <table:table-cell office:value-type="string">
            <text:p>AssignedTrucks</text:p>
          </table:table-cell>
          <table:table-cell office:value-type="string">
            <text:p>Events</text:p>
          </table:table-cell>
          <table:table-cell office:value-type="string">
            <text:p>TaskTimeMin</text:p>
          </table:table-cell>
          <table:table-cell office:value-type="string">
            <text:p>RouteTimeMin</text:p>
          </table:table-cell>
          <table:table-cell office:value-type="string">
            <text:p>ReservedTrucks</text:p>
          </table:table-cell>
          <table:table-cell table:number-columns-repeated="1013"/>
        </table:table-row>
        <table:table-row table:style-name="ro1">
          <table:table-cell office:value-type="string">
            <text:p>route-1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small-5</text:p>
          </table:table-cell>
          <table:table-cell office:value-type="string">
            <text:p>task:LOAD_38cd75 STARTED, task:LOAD_38cd75 FINISHED, task:UNLOAD_b5e5e7 FINISHED</text:p>
          </table:table-cell>
          <table:table-cell office:value-type="string">
            <text:p>[1.5333666666666668, 1.34885]</text:p>
          </table:table-cell>
          <table:table-cell office:value-type="float" office:value="2.88221666666667">
            <text:p>2,8822166667</text:p>
          </table:table-cell>
          <table:table-cell table:number-columns-repeated="1014"/>
        </table:table-row>
        <table:table-row table:style-name="ro1">
          <table:table-cell office:value-type="string">
            <text:p>route-1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small-5</text:p>
          </table:table-cell>
          <table:table-cell office:value-type="string">
            <text:p>task:LOAD_38cd75 STARTED, task:LOAD_38cd75 FINISHED, task:UNLOAD_b5e5e7 FINISHED</text:p>
          </table:table-cell>
          <table:table-cell office:value-type="string">
            <text:p>[1.5333666666666668, 1.34885]</text:p>
          </table:table-cell>
          <table:table-cell office:value-type="float" office:value="2.88221666666667">
            <text:p>2,8822166667</text:p>
          </table:table-cell>
          <table:table-cell table:number-columns-repeated="1014"/>
        </table:table-row>
        <table:table-row table:style-name="ro1">
          <table:table-cell office:value-type="string">
            <text:p>route-2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5</text:p>
          </table:table-cell>
          <table:table-cell office:value-type="string">
            <text:p>task:LOAD_d853dc STARTED, task:LOAD_d853dc FINISHED, task:UNLOAD_cfa1a1 FINISHED, task:LOAD_365c2e FINISHED, task:UNLOAD_7c9e4b FINISHED</text:p>
          </table:table-cell>
          <table:table-cell office:value-type="string">
            <text:p>[5.07645, 4.84995, 2.2002166666666665, 4.4995]</text:p>
          </table:table-cell>
          <table:table-cell office:value-type="float" office:value="16.6261166666667">
            <text:p>16,6261166667</text:p>
          </table:table-cell>
          <table:table-cell table:number-columns-repeated="1014"/>
        </table:table-row>
        <table:table-row table:style-name="ro1">
          <table:table-cell office:value-type="string">
            <text:p>route-2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5</text:p>
          </table:table-cell>
          <table:table-cell office:value-type="string">
            <text:p>task:LOAD_d853dc STARTED, task:LOAD_d853dc FINISHED, task:UNLOAD_cfa1a1 FINISHED, task:LOAD_365c2e FINISHED, task:UNLOAD_7c9e4b FINISHED</text:p>
          </table:table-cell>
          <table:table-cell office:value-type="string">
            <text:p>[5.07645, 4.84995, 2.2002166666666665, 4.4995]</text:p>
          </table:table-cell>
          <table:table-cell office:value-type="float" office:value="16.6261166666667">
            <text:p>16,6261166667</text:p>
          </table:table-cell>
          <table:table-cell table:number-columns-repeated="1014"/>
        </table:table-row>
        <table:table-row table:style-name="ro1">
          <table:table-cell office:value-type="string">
            <text:p>route-2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5</text:p>
          </table:table-cell>
          <table:table-cell office:value-type="string">
            <text:p>task:LOAD_d853dc STARTED, task:LOAD_d853dc FINISHED, task:UNLOAD_cfa1a1 FINISHED, task:LOAD_365c2e FINISHED, task:UNLOAD_7c9e4b FINISHED</text:p>
          </table:table-cell>
          <table:table-cell office:value-type="string">
            <text:p>[5.07645, 4.84995, 2.2002166666666665, 4.4995]</text:p>
          </table:table-cell>
          <table:table-cell office:value-type="float" office:value="16.6261166666667">
            <text:p>16,6261166667</text:p>
          </table:table-cell>
          <table:table-cell table:number-columns-repeated="1014"/>
        </table:table-row>
        <table:table-row table:style-name="ro1">
          <table:table-cell office:value-type="string">
            <text:p>route-2</text:p>
          </table:table-cell>
          <table:table-cell office:value-type="float" office:value="3">
            <text:p>3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5</text:p>
          </table:table-cell>
          <table:table-cell office:value-type="string">
            <text:p>task:LOAD_d853dc STARTED, task:LOAD_d853dc FINISHED, task:UNLOAD_cfa1a1 FINISHED, task:LOAD_365c2e FINISHED, task:UNLOAD_7c9e4b FINISHED</text:p>
          </table:table-cell>
          <table:table-cell office:value-type="string">
            <text:p>[5.07645, 4.84995, 2.2002166666666665, 4.4995]</text:p>
          </table:table-cell>
          <table:table-cell office:value-type="float" office:value="16.6261166666667">
            <text:p>16,6261166667</text:p>
          </table:table-cell>
          <table:table-cell table:number-columns-repeated="1014"/>
        </table:table-row>
        <table:table-row table:style-name="ro1">
          <table:table-cell office:value-type="string">
            <text:p>route-3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large-5</text:p>
          </table:table-cell>
          <table:table-cell office:value-type="string">
            <text:p>task:LOAD_96b321 STARTED, task:LOAD_96b321 FINISHED, task:UNLOAD_66ab26 FINISHED</text:p>
          </table:table-cell>
          <table:table-cell office:value-type="string">
            <text:p>[3.5236833333333335, 4.298866666666667]</text:p>
          </table:table-cell>
          <table:table-cell office:value-type="float" office:value="7.82255">
            <text:p>7,82255</text:p>
          </table:table-cell>
          <table:table-cell table:number-columns-repeated="1014"/>
        </table:table-row>
        <table:table-row table:style-name="ro1">
          <table:table-cell office:value-type="string">
            <text:p>route-3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large-5</text:p>
          </table:table-cell>
          <table:table-cell office:value-type="string">
            <text:p>task:LOAD_96b321 STARTED, task:LOAD_96b321 FINISHED, task:UNLOAD_66ab26 FINISHED</text:p>
          </table:table-cell>
          <table:table-cell office:value-type="string">
            <text:p>[3.5236833333333335, 4.298866666666667]</text:p>
          </table:table-cell>
          <table:table-cell office:value-type="float" office:value="7.82255">
            <text:p>7,82255</text:p>
          </table:table-cell>
          <table:table-cell table:number-columns-repeated="1014"/>
        </table:table-row>
        <table:table-row table:style-name="ro1">
          <table:table-cell office:value-type="string">
            <text:p>route-4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4, truck:Truck-small-4</text:p>
          </table:table-cell>
          <table:table-cell office:value-type="string">
            <text:p>task:LOAD_12e264 STARTED, task:LOAD_12e264 FINISHED, task:UNLOAD_01c3d2 FINISHED, task:LOAD_6be3a8 FINISHED, task:UNLOAD_113080 FINISHED</text:p>
          </table:table-cell>
          <table:table-cell office:value-type="string">
            <text:p>[6.0706, 3.549716666666667, 2.600033333333333, 6.04975]</text:p>
          </table:table-cell>
          <table:table-cell office:value-type="float" office:value="18.2701">
            <text:p>18,2701</text:p>
          </table:table-cell>
          <table:table-cell table:number-columns-repeated="1014"/>
        </table:table-row>
        <table:table-row table:style-name="ro1">
          <table:table-cell office:value-type="string">
            <text:p>route-4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4, truck:Truck-small-4</text:p>
          </table:table-cell>
          <table:table-cell office:value-type="string">
            <text:p>task:LOAD_12e264 STARTED, task:LOAD_12e264 FINISHED, task:UNLOAD_01c3d2 FINISHED, task:LOAD_6be3a8 FINISHED, task:UNLOAD_113080 FINISHED</text:p>
          </table:table-cell>
          <table:table-cell office:value-type="string">
            <text:p>[6.0706, 3.549716666666667, 2.600033333333333, 6.04975]</text:p>
          </table:table-cell>
          <table:table-cell office:value-type="float" office:value="18.2701">
            <text:p>18,2701</text:p>
          </table:table-cell>
          <table:table-cell table:number-columns-repeated="1014"/>
        </table:table-row>
        <table:table-row table:style-name="ro1">
          <table:table-cell office:value-type="string">
            <text:p>route-4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4, truck:Truck-small-4</text:p>
          </table:table-cell>
          <table:table-cell office:value-type="string">
            <text:p>task:LOAD_12e264 STARTED, task:LOAD_12e264 FINISHED, task:UNLOAD_01c3d2 FINISHED, task:LOAD_6be3a8 FINISHED, task:UNLOAD_113080 FINISHED</text:p>
          </table:table-cell>
          <table:table-cell office:value-type="string">
            <text:p>[6.0706, 3.549716666666667, 2.600033333333333, 6.04975]</text:p>
          </table:table-cell>
          <table:table-cell office:value-type="float" office:value="18.2701">
            <text:p>18,2701</text:p>
          </table:table-cell>
          <table:table-cell table:number-columns-repeated="1014"/>
        </table:table-row>
        <table:table-row table:style-name="ro1">
          <table:table-cell office:value-type="string">
            <text:p>route-4</text:p>
          </table:table-cell>
          <table:table-cell office:value-type="float" office:value="3">
            <text:p>3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4, truck:Truck-small-4</text:p>
          </table:table-cell>
          <table:table-cell office:value-type="string">
            <text:p>task:LOAD_12e264 STARTED, task:LOAD_12e264 FINISHED, task:UNLOAD_01c3d2 FINISHED, task:LOAD_6be3a8 FINISHED, task:UNLOAD_113080 FINISHED</text:p>
          </table:table-cell>
          <table:table-cell office:value-type="string">
            <text:p>[6.0706, 3.549716666666667, 2.600033333333333, 6.04975]</text:p>
          </table:table-cell>
          <table:table-cell office:value-type="float" office:value="18.2701">
            <text:p>18,2701</text:p>
          </table:table-cell>
          <table:table-cell table:number-columns-repeated="1014"/>
        </table:table-row>
        <table:table-row table:style-name="ro1">
          <table:table-cell office:value-type="string">
            <text:p>route-5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large-3, truck:Truck-medium-4</text:p>
          </table:table-cell>
          <table:table-cell office:value-type="string">
            <text:p>task:LOAD_b298de STARTED, task:LOAD_b298de FINISHED, task:UNLOAD_bd0ec9 FINISHED</text:p>
          </table:table-cell>
          <table:table-cell office:value-type="string">
            <text:p>[2.7683666666666666, 1.7988666666666666]</text:p>
          </table:table-cell>
          <table:table-cell office:value-type="float" office:value="4.56723333333333">
            <text:p>4,5672333333</text:p>
          </table:table-cell>
          <table:table-cell table:number-columns-repeated="1014"/>
        </table:table-row>
        <table:table-row table:style-name="ro1">
          <table:table-cell office:value-type="string">
            <text:p>route-5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large-3, truck:Truck-medium-4</text:p>
          </table:table-cell>
          <table:table-cell office:value-type="string">
            <text:p>task:LOAD_b298de STARTED, task:LOAD_b298de FINISHED, task:UNLOAD_bd0ec9 FINISHED</text:p>
          </table:table-cell>
          <table:table-cell office:value-type="string">
            <text:p>[2.7683666666666666, 1.7988666666666666]</text:p>
          </table:table-cell>
          <table:table-cell office:value-type="float" office:value="4.56723333333333">
            <text:p>4,5672333333</text:p>
          </table:table-cell>
          <table:table-cell table:number-columns-repeated="1014"/>
        </table:table-row>
        <table:table-row table:style-name="ro1">
          <table:table-cell office:value-type="string">
            <text:p>route-6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2, truck:Truck-large-1</text:p>
          </table:table-cell>
          <table:table-cell office:value-type="string">
            <text:p>task:LOAD_3dfc82 STARTED, task:LOAD_3dfc82 FINISHED, task:UNLOAD_070774 FINISHED, task:LOAD_f5c2d6 FINISHED, task:UNLOAD_a0af81 FINISHED</text:p>
          </table:table-cell>
          <table:table-cell office:value-type="string">
            <text:p>[2.0347166666666667, 3.0483166666666666, 2.04975, 3.0]</text:p>
          </table:table-cell>
          <table:table-cell office:value-type="float" office:value="10.1327833333333">
            <text:p>10,1327833333</text:p>
          </table:table-cell>
          <table:table-cell table:number-columns-repeated="1014"/>
        </table:table-row>
        <table:table-row table:style-name="ro1">
          <table:table-cell office:value-type="string">
            <text:p>route-6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2, truck:Truck-large-1</text:p>
          </table:table-cell>
          <table:table-cell office:value-type="string">
            <text:p>task:LOAD_3dfc82 STARTED, task:LOAD_3dfc82 FINISHED, task:UNLOAD_070774 FINISHED, task:LOAD_f5c2d6 FINISHED, task:UNLOAD_a0af81 FINISHED</text:p>
          </table:table-cell>
          <table:table-cell office:value-type="string">
            <text:p>[2.0347166666666667, 3.0483166666666666, 2.04975, 3.0]</text:p>
          </table:table-cell>
          <table:table-cell office:value-type="float" office:value="10.1327833333333">
            <text:p>10,1327833333</text:p>
          </table:table-cell>
          <table:table-cell table:number-columns-repeated="1014"/>
        </table:table-row>
        <table:table-row table:style-name="ro1">
          <table:table-cell office:value-type="string">
            <text:p>route-6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2, truck:Truck-large-1</text:p>
          </table:table-cell>
          <table:table-cell office:value-type="string">
            <text:p>task:LOAD_3dfc82 STARTED, task:LOAD_3dfc82 FINISHED, task:UNLOAD_070774 FINISHED, task:LOAD_f5c2d6 FINISHED, task:UNLOAD_a0af81 FINISHED</text:p>
          </table:table-cell>
          <table:table-cell office:value-type="string">
            <text:p>[2.0347166666666667, 3.0483166666666666, 2.04975, 3.0]</text:p>
          </table:table-cell>
          <table:table-cell office:value-type="float" office:value="10.1327833333333">
            <text:p>10,1327833333</text:p>
          </table:table-cell>
          <table:table-cell table:number-columns-repeated="1014"/>
        </table:table-row>
        <table:table-row table:style-name="ro1">
          <table:table-cell office:value-type="string">
            <text:p>route-6</text:p>
          </table:table-cell>
          <table:table-cell office:value-type="float" office:value="3">
            <text:p>3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2, truck:Truck-large-1</text:p>
          </table:table-cell>
          <table:table-cell office:value-type="string">
            <text:p>task:LOAD_3dfc82 STARTED, task:LOAD_3dfc82 FINISHED, task:UNLOAD_070774 FINISHED, task:LOAD_f5c2d6 FINISHED, task:UNLOAD_a0af81 FINISHED</text:p>
          </table:table-cell>
          <table:table-cell office:value-type="string">
            <text:p>[2.0347166666666667, 3.0483166666666666, 2.04975, 3.0]</text:p>
          </table:table-cell>
          <table:table-cell office:value-type="float" office:value="10.1327833333333">
            <text:p>10,1327833333</text:p>
          </table:table-cell>
          <table:table-cell table:number-columns-repeated="1014"/>
        </table:table-row>
        <table:table-row table:style-name="ro1">
          <table:table-cell office:value-type="string">
            <text:p>route-7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small-3</text:p>
          </table:table-cell>
          <table:table-cell office:value-type="string">
            <text:p>task:LOAD_00066b STARTED, task:LOAD_00066b FINISHED, task:UNLOAD_fdb105 FINISHED</text:p>
          </table:table-cell>
          <table:table-cell office:value-type="string">
            <text:p>[2.47865, 2.8498]</text:p>
          </table:table-cell>
          <table:table-cell office:value-type="float" office:value="5.32845">
            <text:p>5,32845</text:p>
          </table:table-cell>
          <table:table-cell table:number-columns-repeated="1014"/>
        </table:table-row>
        <table:table-row table:style-name="ro1">
          <table:table-cell office:value-type="string">
            <text:p>route-7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small-3</text:p>
          </table:table-cell>
          <table:table-cell office:value-type="string">
            <text:p>task:LOAD_00066b STARTED, task:LOAD_00066b FINISHED, task:UNLOAD_fdb105 FINISHED</text:p>
          </table:table-cell>
          <table:table-cell office:value-type="string">
            <text:p>[2.47865, 2.8498]</text:p>
          </table:table-cell>
          <table:table-cell office:value-type="float" office:value="5.32845">
            <text:p>5,32845</text:p>
          </table:table-cell>
          <table:table-cell table:number-columns-repeated="1014"/>
        </table:table-row>
        <table:table-row table:style-name="ro1">
          <table:table-cell office:value-type="string">
            <text:p>route-8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3</text:p>
          </table:table-cell>
          <table:table-cell office:value-type="string">
            <text:p>task:LOAD_82fbe6 STARTED, task:LOAD_82fbe6 FINISHED, task:UNLOAD_9cab26 FINISHED, task:LOAD_946f0d FINISHED, task:UNLOAD_e3e3f6 FINISHED</text:p>
          </table:table-cell>
          <table:table-cell office:value-type="string">
            <text:p>[1.2759333333333334, 2.7982666666666667, 2.7998666666666665, 3.7502666666666666]</text:p>
          </table:table-cell>
          <table:table-cell office:value-type="float" office:value="10.6243333333333">
            <text:p>10,6243333333</text:p>
          </table:table-cell>
          <table:table-cell table:number-columns-repeated="1014"/>
        </table:table-row>
        <table:table-row table:style-name="ro1">
          <table:table-cell office:value-type="string">
            <text:p>route-8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3</text:p>
          </table:table-cell>
          <table:table-cell office:value-type="string">
            <text:p>task:LOAD_82fbe6 STARTED, task:LOAD_82fbe6 FINISHED, task:UNLOAD_9cab26 FINISHED, task:LOAD_946f0d FINISHED, task:UNLOAD_e3e3f6 FINISHED</text:p>
          </table:table-cell>
          <table:table-cell office:value-type="string">
            <text:p>[1.2759333333333334, 2.7982666666666667, 2.7998666666666665, 3.7502666666666666]</text:p>
          </table:table-cell>
          <table:table-cell office:value-type="float" office:value="10.6243333333333">
            <text:p>10,6243333333</text:p>
          </table:table-cell>
          <table:table-cell table:number-columns-repeated="1014"/>
        </table:table-row>
        <table:table-row table:style-name="ro1">
          <table:table-cell office:value-type="string">
            <text:p>route-8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3</text:p>
          </table:table-cell>
          <table:table-cell office:value-type="string">
            <text:p>task:LOAD_82fbe6 STARTED, task:LOAD_82fbe6 FINISHED, task:UNLOAD_9cab26 FINISHED, task:LOAD_946f0d FINISHED, task:UNLOAD_e3e3f6 FINISHED</text:p>
          </table:table-cell>
          <table:table-cell office:value-type="string">
            <text:p>[1.2759333333333334, 2.7982666666666667, 2.7998666666666665, 3.7502666666666666]</text:p>
          </table:table-cell>
          <table:table-cell office:value-type="float" office:value="10.6243333333333">
            <text:p>10,6243333333</text:p>
          </table:table-cell>
          <table:table-cell table:number-columns-repeated="1014"/>
        </table:table-row>
        <table:table-row table:style-name="ro1">
          <table:table-cell office:value-type="string">
            <text:p>route-8</text:p>
          </table:table-cell>
          <table:table-cell office:value-type="float" office:value="3">
            <text:p>3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3</text:p>
          </table:table-cell>
          <table:table-cell office:value-type="string">
            <text:p>task:LOAD_82fbe6 STARTED, task:LOAD_82fbe6 FINISHED, task:UNLOAD_9cab26 FINISHED, task:LOAD_946f0d FINISHED, task:UNLOAD_e3e3f6 FINISHED</text:p>
          </table:table-cell>
          <table:table-cell office:value-type="string">
            <text:p>[1.2759333333333334, 2.7982666666666667, 2.7998666666666665, 3.7502666666666666]</text:p>
          </table:table-cell>
          <table:table-cell office:value-type="float" office:value="10.6243333333333">
            <text:p>10,6243333333</text:p>
          </table:table-cell>
          <table:table-cell table:number-columns-repeated="1014"/>
        </table:table-row>
        <table:table-row table:style-name="ro1">
          <table:table-cell office:value-type="string">
            <text:p>route-9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medium-2, truck:Truck-small-2</text:p>
          </table:table-cell>
          <table:table-cell office:value-type="string">
            <text:p>task:LOAD_1a27de STARTED, task:LOAD_1a27de FINISHED, task:UNLOAD_96415f FINISHED</text:p>
          </table:table-cell>
          <table:table-cell office:value-type="string">
            <text:p>[3.2213833333333333, 2.60035]</text:p>
          </table:table-cell>
          <table:table-cell office:value-type="float" office:value="5.82173333333333">
            <text:p>5,8217333333</text:p>
          </table:table-cell>
          <table:table-cell table:number-columns-repeated="1014"/>
        </table:table-row>
        <table:table-row table:style-name="ro1">
          <table:table-cell office:value-type="string">
            <text:p>route-9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medium-2, truck:Truck-small-2</text:p>
          </table:table-cell>
          <table:table-cell office:value-type="string">
            <text:p>task:LOAD_1a27de STARTED, task:LOAD_1a27de FINISHED, task:UNLOAD_96415f FINISHED</text:p>
          </table:table-cell>
          <table:table-cell office:value-type="string">
            <text:p>[3.2213833333333333, 2.60035]</text:p>
          </table:table-cell>
          <table:table-cell office:value-type="float" office:value="5.82173333333333">
            <text:p>5,8217333333</text:p>
          </table:table-cell>
          <table:table-cell table:number-columns-repeated="1014"/>
        </table:table-row>
        <table:table-row table:style-name="ro1">
          <table:table-cell office:value-type="string">
            <text:p>route-10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medium-1, truck:Truck-small-1, truck:Truck-small-5</text:p>
          </table:table-cell>
          <table:table-cell office:value-type="string">
            <text:p>task:LOAD_913e0f PAUSED: , task:LOAD_913e0f PAUSED: , task:LOAD_913e0f STARTED, task:LOAD_913e0f FINISHED, task:UNLOAD_25160a FINISHED, task:LOAD_399fd2 FINISHED, task:UNLOAD_972655 FINISHED</text:p>
          </table:table-cell>
          <table:table-cell office:value-type="string">
            <text:p>[4.51755, 5.349683333333333, 3.0498666666666665, 2.200833333333333]</text:p>
          </table:table-cell>
          <table:table-cell office:value-type="float" office:value="15.1179333333333">
            <text:p>15,1179333333</text:p>
          </table:table-cell>
          <table:table-cell table:number-columns-repeated="1014"/>
        </table:table-row>
        <table:table-row table:style-name="ro1">
          <table:table-cell office:value-type="string">
            <text:p>route-10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medium-1, truck:Truck-small-1, truck:Truck-small-5</text:p>
          </table:table-cell>
          <table:table-cell office:value-type="string">
            <text:p>task:LOAD_913e0f PAUSED: , task:LOAD_913e0f PAUSED: , task:LOAD_913e0f STARTED, task:LOAD_913e0f FINISHED, task:UNLOAD_25160a FINISHED, task:LOAD_399fd2 FINISHED, task:UNLOAD_972655 FINISHED</text:p>
          </table:table-cell>
          <table:table-cell office:value-type="string">
            <text:p>[4.51755, 5.349683333333333, 3.0498666666666665, 2.200833333333333]</text:p>
          </table:table-cell>
          <table:table-cell office:value-type="float" office:value="15.1179333333333">
            <text:p>15,1179333333</text:p>
          </table:table-cell>
          <table:table-cell table:number-columns-repeated="1014"/>
        </table:table-row>
        <table:table-row table:style-name="ro1">
          <table:table-cell office:value-type="string">
            <text:p>route-10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medium-1, truck:Truck-small-1, truck:Truck-small-5</text:p>
          </table:table-cell>
          <table:table-cell office:value-type="string">
            <text:p>task:LOAD_913e0f PAUSED: , task:LOAD_913e0f PAUSED: , task:LOAD_913e0f STARTED, task:LOAD_913e0f FINISHED, task:UNLOAD_25160a FINISHED, task:LOAD_399fd2 FINISHED, task:UNLOAD_972655 FINISHED</text:p>
          </table:table-cell>
          <table:table-cell office:value-type="string">
            <text:p>[4.51755, 5.349683333333333, 3.0498666666666665, 2.200833333333333]</text:p>
          </table:table-cell>
          <table:table-cell office:value-type="float" office:value="15.1179333333333">
            <text:p>15,1179333333</text:p>
          </table:table-cell>
          <table:table-cell table:number-columns-repeated="1014"/>
        </table:table-row>
        <table:table-row table:style-name="ro1">
          <table:table-cell office:value-type="string">
            <text:p>route-10</text:p>
          </table:table-cell>
          <table:table-cell office:value-type="float" office:value="3">
            <text:p>3</text:p>
          </table:table-cell>
          <table:table-cell office:value-type="string">
            <text:p>warehouse:Warehouse-4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medium-1, truck:Truck-small-1, truck:Truck-small-5</text:p>
          </table:table-cell>
          <table:table-cell office:value-type="string">
            <text:p>task:LOAD_913e0f PAUSED: , task:LOAD_913e0f PAUSED: , task:LOAD_913e0f STARTED, task:LOAD_913e0f FINISHED, task:UNLOAD_25160a FINISHED, task:LOAD_399fd2 FINISHED, task:UNLOAD_972655 FINISHED</text:p>
          </table:table-cell>
          <table:table-cell office:value-type="string">
            <text:p>[4.51755, 5.349683333333333, 3.0498666666666665, 2.200833333333333]</text:p>
          </table:table-cell>
          <table:table-cell office:value-type="float" office:value="15.1179333333333">
            <text:p>15,1179333333</text:p>
          </table:table-cell>
          <table:table-cell table:number-columns-repeated="1014"/>
        </table:table-row>
        <table:table-row table:style-name="ro1">
          <table:table-cell office:value-type="string">
            <text:p>route-11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medium-4, truck:Truck-large-3</text:p>
          </table:table-cell>
          <table:table-cell office:value-type="string">
            <text:p>task:LOAD_08a956 STARTED, task:LOAD_08a956 FINISHED, task:UNLOAD_c4a7bc FINISHED</text:p>
          </table:table-cell>
          <table:table-cell office:value-type="string">
            <text:p>[3.7829, 4.599983333333333]</text:p>
          </table:table-cell>
          <table:table-cell office:value-type="float" office:value="8.38288333333333">
            <text:p>8,3828833333</text:p>
          </table:table-cell>
          <table:table-cell table:number-columns-repeated="1014"/>
        </table:table-row>
        <table:table-row table:style-name="ro1">
          <table:table-cell office:value-type="string">
            <text:p>route-11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medium-4, truck:Truck-large-3</text:p>
          </table:table-cell>
          <table:table-cell office:value-type="string">
            <text:p>task:LOAD_08a956 STARTED, task:LOAD_08a956 FINISHED, task:UNLOAD_c4a7bc FINISHED</text:p>
          </table:table-cell>
          <table:table-cell office:value-type="string">
            <text:p>[3.7829, 4.599983333333333]</text:p>
          </table:table-cell>
          <table:table-cell office:value-type="float" office:value="8.38288333333333">
            <text:p>8,3828833333</text:p>
          </table:table-cell>
          <table:table-cell table:number-columns-repeated="1014"/>
        </table:table-row>
        <table:table-row table:style-name="ro1">
          <table:table-cell office:value-type="string">
            <text:p>route-12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5, truck:Truck-small-2, truck:Truck-small-5, truck:Truck-small-4</text:p>
          </table:table-cell>
          <table:table-cell office:value-type="string">
            <text:p>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STARTED, task:LOAD_9c751c FINISHED, task:UNLOAD_e67ba3 FINISHED, task:LOAD_9754ea ESCALATED. REASON: tirePressureTooLowfor truck:Truck-large-1, task:LOAD_9754ea FINISHED, task:UNLOAD_8e459a FAILED. REASON: tirePressureTooLowfor truck:Truck-large-5</text:p>
          </table:table-cell>
          <table:table-cell office:value-type="string">
            <text:p>[60.68136666666667, 3.0980666666666665, 6.850433333333333]</text:p>
          </table:table-cell>
          <table:table-cell office:value-type="float" office:value="70.6298666666667">
            <text:p>70,6298666667</text:p>
          </table:table-cell>
          <table:table-cell table:number-columns-repeated="1014"/>
        </table:table-row>
        <table:table-row table:style-name="ro1">
          <table:table-cell office:value-type="string">
            <text:p>route-12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5, truck:Truck-small-2, truck:Truck-small-5, truck:Truck-small-4</text:p>
          </table:table-cell>
          <table:table-cell office:value-type="string">
            <text:p>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STARTED, task:LOAD_9c751c FINISHED, task:UNLOAD_e67ba3 FINISHED, task:LOAD_9754ea ESCALATED. REASON: tirePressureTooLowfor truck:Truck-large-1, task:LOAD_9754ea FINISHED, task:UNLOAD_8e459a FAILED. REASON: tirePressureTooLowfor truck:Truck-large-5</text:p>
          </table:table-cell>
          <table:table-cell office:value-type="string">
            <text:p>[60.68136666666667, 3.0980666666666665, 6.850433333333333]</text:p>
          </table:table-cell>
          <table:table-cell office:value-type="float" office:value="70.6298666666667">
            <text:p>70,6298666667</text:p>
          </table:table-cell>
          <table:table-cell table:number-columns-repeated="1014"/>
        </table:table-row>
        <table:table-row table:style-name="ro1">
          <table:table-cell office:value-type="string">
            <text:p>route-12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5, truck:Truck-small-2, truck:Truck-small-5, truck:Truck-small-4</text:p>
          </table:table-cell>
          <table:table-cell office:value-type="string">
            <text:p>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STARTED, task:LOAD_9c751c FINISHED, task:UNLOAD_e67ba3 FINISHED, task:LOAD_9754ea ESCALATED. REASON: tirePressureTooLowfor truck:Truck-large-1, task:LOAD_9754ea FINISHED, task:UNLOAD_8e459a FAILED. REASON: tirePressureTooLowfor truck:Truck-large-5</text:p>
          </table:table-cell>
          <table:table-cell office:value-type="string">
            <text:p>[60.68136666666667, 3.0980666666666665, 6.850433333333333]</text:p>
          </table:table-cell>
          <table:table-cell office:value-type="float" office:value="70.6298666666667">
            <text:p>70,6298666667</text:p>
          </table:table-cell>
          <table:table-cell table:number-columns-repeated="1014"/>
        </table:table-row>
        <table:table-row table:style-name="ro1">
          <table:table-cell office:value-type="string">
            <text:p>route-12</text:p>
          </table:table-cell>
          <table:table-cell office:value-type="float" office:value="3">
            <text:p>3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5, truck:Truck-small-2, truck:Truck-small-5, truck:Truck-small-4</text:p>
          </table:table-cell>
          <table:table-cell office:value-type="string">
            <text:p>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PAUSED: , task:LOAD_9c751c STARTED, task:LOAD_9c751c FINISHED, task:UNLOAD_e67ba3 FINISHED, task:LOAD_9754ea ESCALATED. REASON: tirePressureTooLowfor truck:Truck-large-1, task:LOAD_9754ea FINISHED, task:UNLOAD_8e459a FAILED. REASON: tirePressureTooLowfor truck:Truck-large-5</text:p>
          </table:table-cell>
          <table:table-cell office:value-type="string">
            <text:p>[60.68136666666667, 3.0980666666666665, 6.850433333333333]</text:p>
          </table:table-cell>
          <table:table-cell office:value-type="float" office:value="70.6298666666667">
            <text:p>70,6298666667</text:p>
          </table:table-cell>
          <table:table-cell table:number-columns-repeated="1014"/>
        </table:table-row>
        <table:table-row table:style-name="ro1">
          <table:table-cell office:value-type="string">
            <text:p>route-13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small-3</text:p>
          </table:table-cell>
          <table:table-cell office:value-type="string">
            <text:p>task:LOAD_162743 PAUSED: , task:LOAD_162743 STARTED, task:LOAD_162743 FINISHED, task:UNLOAD_14bda2 FINISHED</text:p>
          </table:table-cell>
          <table:table-cell office:value-type="string">
            <text:p>[4.0286333333333335, 3.94965]</text:p>
          </table:table-cell>
          <table:table-cell office:value-type="float" office:value="7.97828333333333">
            <text:p>7,9782833333</text:p>
          </table:table-cell>
          <table:table-cell table:number-columns-repeated="1014"/>
        </table:table-row>
        <table:table-row table:style-name="ro1">
          <table:table-cell office:value-type="string">
            <text:p>route-13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small-3</text:p>
          </table:table-cell>
          <table:table-cell office:value-type="string">
            <text:p>task:LOAD_162743 PAUSED: , task:LOAD_162743 STARTED, task:LOAD_162743 FINISHED, task:UNLOAD_14bda2 FINISHED</text:p>
          </table:table-cell>
          <table:table-cell office:value-type="string">
            <text:p>[4.0286333333333335, 3.94965]</text:p>
          </table:table-cell>
          <table:table-cell office:value-type="float" office:value="7.97828333333333">
            <text:p>7,9782833333</text:p>
          </table:table-cell>
          <table:table-cell table:number-columns-repeated="1014"/>
        </table:table-row>
        <table:table-row table:style-name="ro1">
          <table:table-cell office:value-type="string">
            <text:p>route-14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2</text:p>
          </table:table-cell>
          <table:table-cell office:value-type="string">
            <text:p>task:LOAD_81876b PAUSED: , task:LOAD_81876b STARTED, task:LOAD_81876b FINISHED, task:UNLOAD_0c8505 FINISHED, task:LOAD_e60168 FINISHED, task:UNLOAD_fd5536 FINISHED</text:p>
          </table:table-cell>
          <table:table-cell office:value-type="string">
            <text:p>[1.5269166666666667, 5.448333333333333, 3.6503833333333335, 2.0994166666666665]</text:p>
          </table:table-cell>
          <table:table-cell office:value-type="float" office:value="12.72505">
            <text:p>12,72505</text:p>
          </table:table-cell>
          <table:table-cell table:number-columns-repeated="1014"/>
        </table:table-row>
        <table:table-row table:style-name="ro1">
          <table:table-cell office:value-type="string">
            <text:p>route-14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2</text:p>
          </table:table-cell>
          <table:table-cell office:value-type="string">
            <text:p>task:LOAD_81876b PAUSED: , task:LOAD_81876b STARTED, task:LOAD_81876b FINISHED, task:UNLOAD_0c8505 FINISHED, task:LOAD_e60168 FINISHED, task:UNLOAD_fd5536 FINISHED</text:p>
          </table:table-cell>
          <table:table-cell office:value-type="string">
            <text:p>[1.5269166666666667, 5.448333333333333, 3.6503833333333335, 2.0994166666666665]</text:p>
          </table:table-cell>
          <table:table-cell office:value-type="float" office:value="12.72505">
            <text:p>12,72505</text:p>
          </table:table-cell>
          <table:table-cell table:number-columns-repeated="1014"/>
        </table:table-row>
        <table:table-row table:style-name="ro1">
          <table:table-cell office:value-type="string">
            <text:p>route-14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2</text:p>
          </table:table-cell>
          <table:table-cell office:value-type="string">
            <text:p>task:LOAD_81876b PAUSED: , task:LOAD_81876b STARTED, task:LOAD_81876b FINISHED, task:UNLOAD_0c8505 FINISHED, task:LOAD_e60168 FINISHED, task:UNLOAD_fd5536 FINISHED</text:p>
          </table:table-cell>
          <table:table-cell office:value-type="string">
            <text:p>[1.5269166666666667, 5.448333333333333, 3.6503833333333335, 2.0994166666666665]</text:p>
          </table:table-cell>
          <table:table-cell office:value-type="float" office:value="12.72505">
            <text:p>12,72505</text:p>
          </table:table-cell>
          <table:table-cell table:number-columns-repeated="1014"/>
        </table:table-row>
        <table:table-row table:style-name="ro1">
          <table:table-cell office:value-type="string">
            <text:p>route-14</text:p>
          </table:table-cell>
          <table:table-cell office:value-type="float" office:value="3">
            <text:p>3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2</text:p>
          </table:table-cell>
          <table:table-cell office:value-type="string">
            <text:p>task:LOAD_81876b PAUSED: , task:LOAD_81876b STARTED, task:LOAD_81876b FINISHED, task:UNLOAD_0c8505 FINISHED, task:LOAD_e60168 FINISHED, task:UNLOAD_fd5536 FINISHED</text:p>
          </table:table-cell>
          <table:table-cell office:value-type="string">
            <text:p>[1.5269166666666667, 5.448333333333333, 3.6503833333333335, 2.0994166666666665]</text:p>
          </table:table-cell>
          <table:table-cell office:value-type="float" office:value="12.72505">
            <text:p>12,72505</text:p>
          </table:table-cell>
          <table:table-cell table:number-columns-repeated="1014"/>
        </table:table-row>
        <table:table-row table:style-name="ro1">
          <table:table-cell office:value-type="string">
            <text:p>route-15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large-5</text:p>
          </table:table-cell>
          <table:table-cell office:value-type="string">
            <text:p>task:LOAD_f16c1a PAUSED: , task:LOAD_f16c1a PAUSED: , task:LOAD_f16c1a STARTED, task:LOAD_f16c1a FINISHED, task:UNLOAD_61adbf FINISHED</text:p>
          </table:table-cell>
          <table:table-cell office:value-type="string">
            <text:p>[5.1734333333333336, 1.8998333333333333]</text:p>
          </table:table-cell>
          <table:table-cell office:value-type="float" office:value="7.07326666666667">
            <text:p>7,0732666667</text:p>
          </table:table-cell>
          <table:table-cell table:number-columns-repeated="1014"/>
        </table:table-row>
        <table:table-row table:style-name="ro1">
          <table:table-cell office:value-type="string">
            <text:p>route-15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large-5</text:p>
          </table:table-cell>
          <table:table-cell office:value-type="string">
            <text:p>task:LOAD_f16c1a PAUSED: , task:LOAD_f16c1a PAUSED: , task:LOAD_f16c1a STARTED, task:LOAD_f16c1a FINISHED, task:UNLOAD_61adbf FINISHED</text:p>
          </table:table-cell>
          <table:table-cell office:value-type="string">
            <text:p>[5.1734333333333336, 1.8998333333333333]</text:p>
          </table:table-cell>
          <table:table-cell office:value-type="float" office:value="7.07326666666667">
            <text:p>7,0732666667</text:p>
          </table:table-cell>
          <table:table-cell table:number-columns-repeated="1014"/>
        </table:table-row>
        <table:table-row table:style-name="ro1">
          <table:table-cell office:value-type="string">
            <text:p>route-16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3, truck:Truck-large-5</text:p>
          </table:table-cell>
          <table:table-cell office:value-type="string">
            <text:p>task:LOAD_7a4aa7 PAUSED: , task:LOAD_7a4aa7 PAUSED: , task:LOAD_7a4aa7 PAUSED: , task:LOAD_7a4aa7 PAUSED: , task:LOAD_7a4aa7 STARTED, task:LOAD_7a4aa7 FINISHED, task:UNLOAD_de3b69 FINISHED, task:LOAD_0787c5 FINISHED, task:UNLOAD_a1c518 FINISHED</text:p>
          </table:table-cell>
          <table:table-cell office:value-type="string">
            <text:p>[5.832966666666667, 2.0999333333333334, 3.4997666666666665, 3.0499666666666667]</text:p>
          </table:table-cell>
          <table:table-cell office:value-type="float" office:value="14.4826333333333">
            <text:p>14,4826333333</text:p>
          </table:table-cell>
          <table:table-cell table:number-columns-repeated="1014"/>
        </table:table-row>
        <table:table-row table:style-name="ro1">
          <table:table-cell office:value-type="string">
            <text:p>route-16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3, truck:Truck-large-5</text:p>
          </table:table-cell>
          <table:table-cell office:value-type="string">
            <text:p>task:LOAD_7a4aa7 PAUSED: , task:LOAD_7a4aa7 PAUSED: , task:LOAD_7a4aa7 PAUSED: , task:LOAD_7a4aa7 PAUSED: , task:LOAD_7a4aa7 STARTED, task:LOAD_7a4aa7 FINISHED, task:UNLOAD_de3b69 FINISHED, task:LOAD_0787c5 FINISHED, task:UNLOAD_a1c518 FINISHED</text:p>
          </table:table-cell>
          <table:table-cell office:value-type="string">
            <text:p>[5.832966666666667, 2.0999333333333334, 3.4997666666666665, 3.0499666666666667]</text:p>
          </table:table-cell>
          <table:table-cell office:value-type="float" office:value="14.4826333333333">
            <text:p>14,4826333333</text:p>
          </table:table-cell>
          <table:table-cell table:number-columns-repeated="1014"/>
        </table:table-row>
        <table:table-row table:style-name="ro1">
          <table:table-cell office:value-type="string">
            <text:p>route-16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3, truck:Truck-large-5</text:p>
          </table:table-cell>
          <table:table-cell office:value-type="string">
            <text:p>task:LOAD_7a4aa7 PAUSED: , task:LOAD_7a4aa7 PAUSED: , task:LOAD_7a4aa7 PAUSED: , task:LOAD_7a4aa7 PAUSED: , task:LOAD_7a4aa7 STARTED, task:LOAD_7a4aa7 FINISHED, task:UNLOAD_de3b69 FINISHED, task:LOAD_0787c5 FINISHED, task:UNLOAD_a1c518 FINISHED</text:p>
          </table:table-cell>
          <table:table-cell office:value-type="string">
            <text:p>[5.832966666666667, 2.0999333333333334, 3.4997666666666665, 3.0499666666666667]</text:p>
          </table:table-cell>
          <table:table-cell office:value-type="float" office:value="14.4826333333333">
            <text:p>14,4826333333</text:p>
          </table:table-cell>
          <table:table-cell table:number-columns-repeated="1014"/>
        </table:table-row>
        <table:table-row table:style-name="ro1">
          <table:table-cell office:value-type="string">
            <text:p>route-16</text:p>
          </table:table-cell>
          <table:table-cell office:value-type="float" office:value="3">
            <text:p>3</text:p>
          </table:table-cell>
          <table:table-cell office:value-type="string">
            <text:p>warehouse:Warehouse-4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3, truck:Truck-large-5</text:p>
          </table:table-cell>
          <table:table-cell office:value-type="string">
            <text:p>task:LOAD_7a4aa7 PAUSED: , task:LOAD_7a4aa7 PAUSED: , task:LOAD_7a4aa7 PAUSED: , task:LOAD_7a4aa7 PAUSED: , task:LOAD_7a4aa7 STARTED, task:LOAD_7a4aa7 FINISHED, task:UNLOAD_de3b69 FINISHED, task:LOAD_0787c5 FINISHED, task:UNLOAD_a1c518 FINISHED</text:p>
          </table:table-cell>
          <table:table-cell office:value-type="string">
            <text:p>[5.832966666666667, 2.0999333333333334, 3.4997666666666665, 3.0499666666666667]</text:p>
          </table:table-cell>
          <table:table-cell office:value-type="float" office:value="14.4826333333333">
            <text:p>14,4826333333</text:p>
          </table:table-cell>
          <table:table-cell table:number-columns-repeated="1014"/>
        </table:table-row>
        <table:table-row table:style-name="ro1">
          <table:table-cell office:value-type="string">
            <text:p>route-17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large-3, truck:Truck-medium-4</text:p>
          </table:table-cell>
          <table:table-cell office:value-type="string">
            <text:p>task:LOAD_0dedf3 PAUSED: , task:LOAD_0dedf3 PAUSED: , task:LOAD_0dedf3 PAUSED: , task:LOAD_0dedf3 PAUSED: , task:LOAD_0dedf3 STARTED, task:LOAD_0dedf3 FINISHED, task:UNLOAD_5b8b34 FINISHED</text:p>
          </table:table-cell>
          <table:table-cell office:value-type="string">
            <text:p>[6.13005, 5.5998833333333335]</text:p>
          </table:table-cell>
          <table:table-cell office:value-type="float" office:value="11.7299333333333">
            <text:p>11,7299333333</text:p>
          </table:table-cell>
          <table:table-cell table:number-columns-repeated="1014"/>
        </table:table-row>
        <table:table-row table:style-name="ro1">
          <table:table-cell office:value-type="string">
            <text:p>route-17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large-3, truck:Truck-medium-4</text:p>
          </table:table-cell>
          <table:table-cell office:value-type="string">
            <text:p>task:LOAD_0dedf3 PAUSED: , task:LOAD_0dedf3 PAUSED: , task:LOAD_0dedf3 PAUSED: , task:LOAD_0dedf3 PAUSED: , task:LOAD_0dedf3 STARTED, task:LOAD_0dedf3 FINISHED, task:UNLOAD_5b8b34 FINISHED</text:p>
          </table:table-cell>
          <table:table-cell office:value-type="string">
            <text:p>[6.13005, 5.5998833333333335]</text:p>
          </table:table-cell>
          <table:table-cell office:value-type="float" office:value="11.7299333333333">
            <text:p>11,7299333333</text:p>
          </table:table-cell>
          <table:table-cell table:number-columns-repeated="1014"/>
        </table:table-row>
        <table:table-row table:style-name="ro1">
          <table:table-cell office:value-type="string">
            <text:p>route-18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2, truck:Truck-large-1</text:p>
          </table:table-cell>
          <table:table-cell office:value-type="string">
            <text:p>task:LOAD_6fc68a PAUSED: , task:LOAD_6fc68a STARTED, task:LOAD_6fc68a FINISHED, task:UNLOAD_9020a5 FINISHED, task:LOAD_5fb3ba FINISHED, task:UNLOAD_731afa FINISHED</text:p>
          </table:table-cell>
          <table:table-cell office:value-type="string">
            <text:p>[3.5282833333333334, 5.7498, 5.199833333333333, 4.999816666666667]</text:p>
          </table:table-cell>
          <table:table-cell office:value-type="float" office:value="19.4777333333333">
            <text:p>19,4777333333</text:p>
          </table:table-cell>
          <table:table-cell table:number-columns-repeated="1014"/>
        </table:table-row>
        <table:table-row table:style-name="ro1">
          <table:table-cell office:value-type="string">
            <text:p>route-18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2, truck:Truck-large-1</text:p>
          </table:table-cell>
          <table:table-cell office:value-type="string">
            <text:p>task:LOAD_6fc68a PAUSED: , task:LOAD_6fc68a STARTED, task:LOAD_6fc68a FINISHED, task:UNLOAD_9020a5 FINISHED, task:LOAD_5fb3ba FINISHED, task:UNLOAD_731afa FINISHED</text:p>
          </table:table-cell>
          <table:table-cell office:value-type="string">
            <text:p>[3.5282833333333334, 5.7498, 5.199833333333333, 4.999816666666667]</text:p>
          </table:table-cell>
          <table:table-cell office:value-type="float" office:value="19.4777333333333">
            <text:p>19,4777333333</text:p>
          </table:table-cell>
          <table:table-cell table:number-columns-repeated="1014"/>
        </table:table-row>
        <table:table-row table:style-name="ro1">
          <table:table-cell office:value-type="string">
            <text:p>route-18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2, truck:Truck-large-1</text:p>
          </table:table-cell>
          <table:table-cell office:value-type="string">
            <text:p>task:LOAD_6fc68a PAUSED: , task:LOAD_6fc68a STARTED, task:LOAD_6fc68a FINISHED, task:UNLOAD_9020a5 FINISHED, task:LOAD_5fb3ba FINISHED, task:UNLOAD_731afa FINISHED</text:p>
          </table:table-cell>
          <table:table-cell office:value-type="string">
            <text:p>[3.5282833333333334, 5.7498, 5.199833333333333, 4.999816666666667]</text:p>
          </table:table-cell>
          <table:table-cell office:value-type="float" office:value="19.4777333333333">
            <text:p>19,4777333333</text:p>
          </table:table-cell>
          <table:table-cell table:number-columns-repeated="1014"/>
        </table:table-row>
        <table:table-row table:style-name="ro1">
          <table:table-cell office:value-type="string">
            <text:p>route-18</text:p>
          </table:table-cell>
          <table:table-cell office:value-type="float" office:value="3">
            <text:p>3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2, truck:Truck-large-1</text:p>
          </table:table-cell>
          <table:table-cell office:value-type="string">
            <text:p>task:LOAD_6fc68a PAUSED: , task:LOAD_6fc68a STARTED, task:LOAD_6fc68a FINISHED, task:UNLOAD_9020a5 FINISHED, task:LOAD_5fb3ba FINISHED, task:UNLOAD_731afa FINISHED</text:p>
          </table:table-cell>
          <table:table-cell office:value-type="string">
            <text:p>[3.5282833333333334, 5.7498, 5.199833333333333, 4.999816666666667]</text:p>
          </table:table-cell>
          <table:table-cell office:value-type="float" office:value="19.4777333333333">
            <text:p>19,4777333333</text:p>
          </table:table-cell>
          <table:table-cell table:number-columns-repeated="1014"/>
        </table:table-row>
        <table:table-row table:style-name="ro1">
          <table:table-cell office:value-type="string">
            <text:p>route-19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small-2</text:p>
          </table:table-cell>
          <table:table-cell office:value-type="string">
            <text:p>task:LOAD_418a38 STARTED, task:LOAD_418a38 FINISHED, task:UNLOAD_02e8b1 FINISHED</text:p>
          </table:table-cell>
          <table:table-cell office:value-type="string">
            <text:p>[5.029216666666667, 3.14725]</text:p>
          </table:table-cell>
          <table:table-cell office:value-type="float" office:value="8.17646666666667">
            <text:p>8,1764666667</text:p>
          </table:table-cell>
          <table:table-cell table:number-columns-repeated="1014"/>
        </table:table-row>
        <table:table-row table:style-name="ro1">
          <table:table-cell office:value-type="string">
            <text:p>route-19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small-2</text:p>
          </table:table-cell>
          <table:table-cell office:value-type="string">
            <text:p>task:LOAD_418a38 STARTED, task:LOAD_418a38 FINISHED, task:UNLOAD_02e8b1 FINISHED</text:p>
          </table:table-cell>
          <table:table-cell office:value-type="string">
            <text:p>[5.029216666666667, 3.14725]</text:p>
          </table:table-cell>
          <table:table-cell office:value-type="float" office:value="8.17646666666667">
            <text:p>8,1764666667</text:p>
          </table:table-cell>
          <table:table-cell table:number-columns-repeated="1014"/>
        </table:table-row>
        <table:table-row table:style-name="ro1">
          <table:table-cell office:value-type="string">
            <text:p>route-20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3</text:p>
          </table:table-cell>
          <table:table-cell office:value-type="string">
            <text:p>task:LOAD_9b61d0 PAUSED: , task:LOAD_9b61d0 STARTED, task:LOAD_9b61d0 FINISHED, task:UNLOAD_368f29 FINISHED, task:LOAD_34b41f FINISHED, task:UNLOAD_a367e5 FINISHED</text:p>
          </table:table-cell>
          <table:table-cell office:value-type="string">
            <text:p>[4.0239, 1.0994666666666666, 1.4989666666666666, 5.0998833333333335]</text:p>
          </table:table-cell>
          <table:table-cell office:value-type="float" office:value="11.7222166666667">
            <text:p>11,7222166667</text:p>
          </table:table-cell>
          <table:table-cell table:number-columns-repeated="1014"/>
        </table:table-row>
        <table:table-row table:style-name="ro1">
          <table:table-cell office:value-type="string">
            <text:p>route-20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3</text:p>
          </table:table-cell>
          <table:table-cell office:value-type="string">
            <text:p>task:LOAD_9b61d0 PAUSED: , task:LOAD_9b61d0 STARTED, task:LOAD_9b61d0 FINISHED, task:UNLOAD_368f29 FINISHED, task:LOAD_34b41f FINISHED, task:UNLOAD_a367e5 FINISHED</text:p>
          </table:table-cell>
          <table:table-cell office:value-type="string">
            <text:p>[4.0239, 1.0994666666666666, 1.4989666666666666, 5.0998833333333335]</text:p>
          </table:table-cell>
          <table:table-cell office:value-type="float" office:value="11.7222166666667">
            <text:p>11,7222166667</text:p>
          </table:table-cell>
          <table:table-cell table:number-columns-repeated="1014"/>
        </table:table-row>
        <table:table-row table:style-name="ro1">
          <table:table-cell office:value-type="string">
            <text:p>route-20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3</text:p>
          </table:table-cell>
          <table:table-cell office:value-type="string">
            <text:p>task:LOAD_9b61d0 PAUSED: , task:LOAD_9b61d0 STARTED, task:LOAD_9b61d0 FINISHED, task:UNLOAD_368f29 FINISHED, task:LOAD_34b41f FINISHED, task:UNLOAD_a367e5 FINISHED</text:p>
          </table:table-cell>
          <table:table-cell office:value-type="string">
            <text:p>[4.0239, 1.0994666666666666, 1.4989666666666666, 5.0998833333333335]</text:p>
          </table:table-cell>
          <table:table-cell office:value-type="float" office:value="11.7222166666667">
            <text:p>11,7222166667</text:p>
          </table:table-cell>
          <table:table-cell table:number-columns-repeated="1014"/>
        </table:table-row>
        <table:table-row table:style-name="ro1">
          <table:table-cell office:value-type="string">
            <text:p>route-20</text:p>
          </table:table-cell>
          <table:table-cell office:value-type="float" office:value="3">
            <text:p>3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3</text:p>
          </table:table-cell>
          <table:table-cell office:value-type="string">
            <text:p>task:LOAD_9b61d0 PAUSED: , task:LOAD_9b61d0 STARTED, task:LOAD_9b61d0 FINISHED, task:UNLOAD_368f29 FINISHED, task:LOAD_34b41f FINISHED, task:UNLOAD_a367e5 FINISHED</text:p>
          </table:table-cell>
          <table:table-cell office:value-type="string">
            <text:p>[4.0239, 1.0994666666666666, 1.4989666666666666, 5.0998833333333335]</text:p>
          </table:table-cell>
          <table:table-cell office:value-type="float" office:value="11.7222166666667">
            <text:p>11,7222166667</text:p>
          </table:table-cell>
          <table:table-cell table:number-columns-repeated="1014"/>
        </table:table-row>
        <table:table-row table:style-name="ro1">
          <table:table-cell office:value-type="string">
            <text:p>route-21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medium-1, truck:Truck-small-5</text:p>
          </table:table-cell>
          <table:table-cell office:value-type="string">
            <text:p>task:LOAD_56c5a9 PAUSED: , task:LOAD_56c5a9 STARTED, task:LOAD_56c5a9 FINISHED, task:UNLOAD_2081a4 FINISHED</text:p>
          </table:table-cell>
          <table:table-cell office:value-type="string">
            <text:p>[3.9832, 3.000166666666667]</text:p>
          </table:table-cell>
          <table:table-cell office:value-type="float" office:value="6.98336666666667">
            <text:p>6,9833666667</text:p>
          </table:table-cell>
          <table:table-cell table:number-columns-repeated="1014"/>
        </table:table-row>
        <table:table-row table:style-name="ro1">
          <table:table-cell office:value-type="string">
            <text:p>route-21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medium-1, truck:Truck-small-5</text:p>
          </table:table-cell>
          <table:table-cell office:value-type="string">
            <text:p>task:LOAD_56c5a9 PAUSED: , task:LOAD_56c5a9 STARTED, task:LOAD_56c5a9 FINISHED, task:UNLOAD_2081a4 FINISHED</text:p>
          </table:table-cell>
          <table:table-cell office:value-type="string">
            <text:p>[3.9832, 3.000166666666667]</text:p>
          </table:table-cell>
          <table:table-cell office:value-type="float" office:value="6.98336666666667">
            <text:p>6,9833666667</text:p>
          </table:table-cell>
          <table:table-cell table:number-columns-repeated="1014"/>
        </table:table-row>
        <table:table-row table:style-name="ro1">
          <table:table-cell office:value-type="string">
            <text:p>route-22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medium-2, truck:Truck-medium-5</text:p>
          </table:table-cell>
          <table:table-cell office:value-type="string">
            <text:p>task:LOAD_359b37 PAUSED: , task:LOAD_359b37 PAUSED: , task:LOAD_359b37 PAUSED: , task:LOAD_359b37 STARTED, task:LOAD_359b37 FINISHED, task:UNLOAD_c42f63 FINISHED, task:LOAD_d27337 FINISHED, task:UNLOAD_8fa69f FINISHED</text:p>
          </table:table-cell>
          <table:table-cell office:value-type="string">
            <text:p>[5.978366666666667, 5.4503, 5.24945, 3.8001833333333335]</text:p>
          </table:table-cell>
          <table:table-cell office:value-type="float" office:value="20.4783">
            <text:p>20,4783</text:p>
          </table:table-cell>
          <table:table-cell table:number-columns-repeated="1014"/>
        </table:table-row>
        <table:table-row table:style-name="ro1">
          <table:table-cell office:value-type="string">
            <text:p>route-22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medium-2, truck:Truck-medium-5</text:p>
          </table:table-cell>
          <table:table-cell office:value-type="string">
            <text:p>task:LOAD_359b37 PAUSED: , task:LOAD_359b37 PAUSED: , task:LOAD_359b37 PAUSED: , task:LOAD_359b37 STARTED, task:LOAD_359b37 FINISHED, task:UNLOAD_c42f63 FINISHED, task:LOAD_d27337 FINISHED, task:UNLOAD_8fa69f FINISHED</text:p>
          </table:table-cell>
          <table:table-cell office:value-type="string">
            <text:p>[5.978366666666667, 5.4503, 5.24945, 3.8001833333333335]</text:p>
          </table:table-cell>
          <table:table-cell office:value-type="float" office:value="20.4783">
            <text:p>20,4783</text:p>
          </table:table-cell>
          <table:table-cell table:number-columns-repeated="1014"/>
        </table:table-row>
        <table:table-row table:style-name="ro1">
          <table:table-cell office:value-type="string">
            <text:p>route-22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medium-2, truck:Truck-medium-5</text:p>
          </table:table-cell>
          <table:table-cell office:value-type="string">
            <text:p>task:LOAD_359b37 PAUSED: , task:LOAD_359b37 PAUSED: , task:LOAD_359b37 PAUSED: , task:LOAD_359b37 STARTED, task:LOAD_359b37 FINISHED, task:UNLOAD_c42f63 FINISHED, task:LOAD_d27337 FINISHED, task:UNLOAD_8fa69f FINISHED</text:p>
          </table:table-cell>
          <table:table-cell office:value-type="string">
            <text:p>[5.978366666666667, 5.4503, 5.24945, 3.8001833333333335]</text:p>
          </table:table-cell>
          <table:table-cell office:value-type="float" office:value="20.4783">
            <text:p>20,4783</text:p>
          </table:table-cell>
          <table:table-cell table:number-columns-repeated="1014"/>
        </table:table-row>
        <table:table-row table:style-name="ro1">
          <table:table-cell office:value-type="string">
            <text:p>route-22</text:p>
          </table:table-cell>
          <table:table-cell office:value-type="float" office:value="3">
            <text:p>3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medium-2, truck:Truck-medium-5</text:p>
          </table:table-cell>
          <table:table-cell office:value-type="string">
            <text:p>task:LOAD_359b37 PAUSED: , task:LOAD_359b37 PAUSED: , task:LOAD_359b37 PAUSED: , task:LOAD_359b37 STARTED, task:LOAD_359b37 FINISHED, task:UNLOAD_c42f63 FINISHED, task:LOAD_d27337 FINISHED, task:UNLOAD_8fa69f FINISHED</text:p>
          </table:table-cell>
          <table:table-cell office:value-type="string">
            <text:p>[5.978366666666667, 5.4503, 5.24945, 3.8001833333333335]</text:p>
          </table:table-cell>
          <table:table-cell office:value-type="float" office:value="20.4783">
            <text:p>20,4783</text:p>
          </table:table-cell>
          <table:table-cell table:number-columns-repeated="1014"/>
        </table:table-row>
        <table:table-row table:style-name="ro1">
          <table:table-cell office:value-type="string">
            <text:p>route-23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small-2, truck:Truck-small-4, truck:Truck-large-4</text:p>
          </table:table-cell>
          <table:table-cell office:value-type="string">
            <text:p>task:LOAD_524985 PAUSED: , task:LOAD_524985 PAUSED: , task:LOAD_524985 PAUSED: , task:LOAD_524985 PAUSED: , task:LOAD_524985 STARTED, task:LOAD_524985 FINISHED, task:UNLOAD_22cdb1 FINISHED</text:p>
          </table:table-cell>
          <table:table-cell office:value-type="string">
            <text:p>[9.576516666666667, 3.799916666666667]</text:p>
          </table:table-cell>
          <table:table-cell office:value-type="float" office:value="13.3764333333333">
            <text:p>13,3764333333</text:p>
          </table:table-cell>
          <table:table-cell table:number-columns-repeated="1014"/>
        </table:table-row>
        <table:table-row table:style-name="ro1">
          <table:table-cell office:value-type="string">
            <text:p>route-23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small-2, truck:Truck-small-4, truck:Truck-large-4</text:p>
          </table:table-cell>
          <table:table-cell office:value-type="string">
            <text:p>task:LOAD_524985 PAUSED: , task:LOAD_524985 PAUSED: , task:LOAD_524985 PAUSED: , task:LOAD_524985 PAUSED: , task:LOAD_524985 STARTED, task:LOAD_524985 FINISHED, task:UNLOAD_22cdb1 FINISHED</text:p>
          </table:table-cell>
          <table:table-cell office:value-type="string">
            <text:p>[9.576516666666667, 3.799916666666667]</text:p>
          </table:table-cell>
          <table:table-cell office:value-type="float" office:value="13.3764333333333">
            <text:p>13,3764333333</text:p>
          </table:table-cell>
          <table:table-cell table:number-columns-repeated="1014"/>
        </table:table-row>
        <table:table-row table:style-name="ro1">
          <table:table-cell office:value-type="string">
            <text:p>route-24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medium-2, truck:Truck-small-3, truck:Truck-medium-5, truck:Truck-medium-3</text:p>
          </table:table-cell>
          <table:table-cell office:value-type="string">
            <text:p>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STARTED, task:LOAD_f2e685 FINISHED, task:UNLOAD_522299 FINISHED, task:LOAD_a16596 FINISHED, task:UNLOAD_3cfb17 FAILED. REASON: tirePressureTooLowfor truck:Truck-medium-2</text:p>
          </table:table-cell>
          <table:table-cell office:value-type="string">
            <text:p>[51.22476666666667, 3.10035, 5.549766666666667]</text:p>
          </table:table-cell>
          <table:table-cell office:value-type="float" office:value="59.8748833333333">
            <text:p>59,8748833333</text:p>
          </table:table-cell>
          <table:table-cell table:number-columns-repeated="1014"/>
        </table:table-row>
        <table:table-row table:style-name="ro1">
          <table:table-cell office:value-type="string">
            <text:p>route-24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medium-2, truck:Truck-small-3, truck:Truck-medium-5, truck:Truck-medium-3</text:p>
          </table:table-cell>
          <table:table-cell office:value-type="string">
            <text:p>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STARTED, task:LOAD_f2e685 FINISHED, task:UNLOAD_522299 FINISHED, task:LOAD_a16596 FINISHED, task:UNLOAD_3cfb17 FAILED. REASON: tirePressureTooLowfor truck:Truck-medium-2</text:p>
          </table:table-cell>
          <table:table-cell office:value-type="string">
            <text:p>[51.22476666666667, 3.10035, 5.549766666666667]</text:p>
          </table:table-cell>
          <table:table-cell office:value-type="float" office:value="59.8748833333333">
            <text:p>59,8748833333</text:p>
          </table:table-cell>
          <table:table-cell table:number-columns-repeated="1014"/>
        </table:table-row>
        <table:table-row table:style-name="ro1">
          <table:table-cell office:value-type="string">
            <text:p>route-24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medium-2, truck:Truck-small-3, truck:Truck-medium-5, truck:Truck-medium-3</text:p>
          </table:table-cell>
          <table:table-cell office:value-type="string">
            <text:p>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STARTED, task:LOAD_f2e685 FINISHED, task:UNLOAD_522299 FINISHED, task:LOAD_a16596 FINISHED, task:UNLOAD_3cfb17 FAILED. REASON: tirePressureTooLowfor truck:Truck-medium-2</text:p>
          </table:table-cell>
          <table:table-cell office:value-type="string">
            <text:p>[51.22476666666667, 3.10035, 5.549766666666667]</text:p>
          </table:table-cell>
          <table:table-cell office:value-type="float" office:value="59.8748833333333">
            <text:p>59,8748833333</text:p>
          </table:table-cell>
          <table:table-cell table:number-columns-repeated="1014"/>
        </table:table-row>
        <table:table-row table:style-name="ro1">
          <table:table-cell office:value-type="string">
            <text:p>route-24</text:p>
          </table:table-cell>
          <table:table-cell office:value-type="float" office:value="3">
            <text:p>3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medium-2, truck:Truck-small-3, truck:Truck-medium-5, truck:Truck-medium-3</text:p>
          </table:table-cell>
          <table:table-cell office:value-type="string">
            <text:p>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PAUSED: , task:LOAD_f2e685 STARTED, task:LOAD_f2e685 FINISHED, task:UNLOAD_522299 FINISHED, task:LOAD_a16596 FINISHED, task:UNLOAD_3cfb17 FAILED. REASON: tirePressureTooLowfor truck:Truck-medium-2</text:p>
          </table:table-cell>
          <table:table-cell office:value-type="string">
            <text:p>[51.22476666666667, 3.10035, 5.549766666666667]</text:p>
          </table:table-cell>
          <table:table-cell office:value-type="float" office:value="59.8748833333333">
            <text:p>59,8748833333</text:p>
          </table:table-cell>
          <table:table-cell table:number-columns-repeated="1014"/>
        </table:table-row>
        <table:table-row table:style-name="ro1">
          <table:table-cell office:value-type="string">
            <text:p>route-25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small-1</text:p>
          </table:table-cell>
          <table:table-cell office:value-type="string">
            <text:p>task:LOAD_ce802b PAUSED: , task:LOAD_ce802b STARTED, task:LOAD_ce802b FINISHED, task:UNLOAD_7e78c3 FINISHED</text:p>
          </table:table-cell>
          <table:table-cell office:value-type="string">
            <text:p>[4.472466666666667, 5.25015]</text:p>
          </table:table-cell>
          <table:table-cell office:value-type="float" office:value="9.72261666666667">
            <text:p>9,7226166667</text:p>
          </table:table-cell>
          <table:table-cell table:number-columns-repeated="1014"/>
        </table:table-row>
        <table:table-row table:style-name="ro1">
          <table:table-cell office:value-type="string">
            <text:p>route-25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small-1</text:p>
          </table:table-cell>
          <table:table-cell office:value-type="string">
            <text:p>task:LOAD_ce802b PAUSED: , task:LOAD_ce802b STARTED, task:LOAD_ce802b FINISHED, task:UNLOAD_7e78c3 FINISHED</text:p>
          </table:table-cell>
          <table:table-cell office:value-type="string">
            <text:p>[4.472466666666667, 5.25015]</text:p>
          </table:table-cell>
          <table:table-cell office:value-type="float" office:value="9.72261666666667">
            <text:p>9,7226166667</text:p>
          </table:table-cell>
          <table:table-cell table:number-columns-repeated="1014"/>
        </table:table-row>
        <table:table-row table:style-name="ro1">
          <table:table-cell office:value-type="string">
            <text:p>route-26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4</text:p>
          </table:table-cell>
          <table:table-cell office:value-type="string">
            <text:p>task:LOAD_221587 PAUSED: , task:LOAD_221587 PAUSED: , task:LOAD_221587 STARTED, task:LOAD_221587 FINISHED, task:UNLOAD_f3cfa6 FINISHED, task:LOAD_4bd1b7 FINISHED, task:UNLOAD_d085f0 FINISHED</text:p>
          </table:table-cell>
          <table:table-cell office:value-type="string">
            <text:p>[5.43305, 4.8002666666666665, 5.099433333333334, 3.6000666666666667]</text:p>
          </table:table-cell>
          <table:table-cell office:value-type="float" office:value="18.9328166666667">
            <text:p>18,9328166667</text:p>
          </table:table-cell>
          <table:table-cell table:number-columns-repeated="1014"/>
        </table:table-row>
        <table:table-row table:style-name="ro1">
          <table:table-cell office:value-type="string">
            <text:p>route-26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4</text:p>
          </table:table-cell>
          <table:table-cell office:value-type="string">
            <text:p>task:LOAD_221587 PAUSED: , task:LOAD_221587 PAUSED: , task:LOAD_221587 STARTED, task:LOAD_221587 FINISHED, task:UNLOAD_f3cfa6 FINISHED, task:LOAD_4bd1b7 FINISHED, task:UNLOAD_d085f0 FINISHED</text:p>
          </table:table-cell>
          <table:table-cell office:value-type="string">
            <text:p>[5.43305, 4.8002666666666665, 5.099433333333334, 3.6000666666666667]</text:p>
          </table:table-cell>
          <table:table-cell office:value-type="float" office:value="18.9328166666667">
            <text:p>18,9328166667</text:p>
          </table:table-cell>
          <table:table-cell table:number-columns-repeated="1014"/>
        </table:table-row>
        <table:table-row table:style-name="ro1">
          <table:table-cell office:value-type="string">
            <text:p>route-26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4</text:p>
          </table:table-cell>
          <table:table-cell office:value-type="string">
            <text:p>task:LOAD_221587 PAUSED: , task:LOAD_221587 PAUSED: , task:LOAD_221587 STARTED, task:LOAD_221587 FINISHED, task:UNLOAD_f3cfa6 FINISHED, task:LOAD_4bd1b7 FINISHED, task:UNLOAD_d085f0 FINISHED</text:p>
          </table:table-cell>
          <table:table-cell office:value-type="string">
            <text:p>[5.43305, 4.8002666666666665, 5.099433333333334, 3.6000666666666667]</text:p>
          </table:table-cell>
          <table:table-cell office:value-type="float" office:value="18.9328166666667">
            <text:p>18,9328166667</text:p>
          </table:table-cell>
          <table:table-cell table:number-columns-repeated="1014"/>
        </table:table-row>
        <table:table-row table:style-name="ro1">
          <table:table-cell office:value-type="string">
            <text:p>route-26</text:p>
          </table:table-cell>
          <table:table-cell office:value-type="float" office:value="3">
            <text:p>3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4</text:p>
          </table:table-cell>
          <table:table-cell office:value-type="string">
            <text:p>task:LOAD_221587 PAUSED: , task:LOAD_221587 PAUSED: , task:LOAD_221587 STARTED, task:LOAD_221587 FINISHED, task:UNLOAD_f3cfa6 FINISHED, task:LOAD_4bd1b7 FINISHED, task:UNLOAD_d085f0 FINISHED</text:p>
          </table:table-cell>
          <table:table-cell office:value-type="string">
            <text:p>[5.43305, 4.8002666666666665, 5.099433333333334, 3.6000666666666667]</text:p>
          </table:table-cell>
          <table:table-cell office:value-type="float" office:value="18.9328166666667">
            <text:p>18,9328166667</text:p>
          </table:table-cell>
          <table:table-cell table:number-columns-repeated="1014"/>
        </table:table-row>
        <table:table-row table:style-name="ro1">
          <table:table-cell office:value-type="string">
            <text:p>route-27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large-3</text:p>
          </table:table-cell>
          <table:table-cell office:value-type="string">
            <text:p>task:LOAD_e24fdd PAUSED: , task:LOAD_e24fdd PAUSED: , task:LOAD_e24fdd STARTED, task:LOAD_e24fdd FINISHED, task:UNLOAD_3d1623 FINISHED</text:p>
          </table:table-cell>
          <table:table-cell office:value-type="string">
            <text:p>[2.7812333333333332, 2.3992333333333336]</text:p>
          </table:table-cell>
          <table:table-cell office:value-type="float" office:value="5.18046666666667">
            <text:p>5,1804666667</text:p>
          </table:table-cell>
          <table:table-cell table:number-columns-repeated="1014"/>
        </table:table-row>
        <table:table-row table:style-name="ro1">
          <table:table-cell office:value-type="string">
            <text:p>route-27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large-3</text:p>
          </table:table-cell>
          <table:table-cell office:value-type="string">
            <text:p>task:LOAD_e24fdd PAUSED: , task:LOAD_e24fdd PAUSED: , task:LOAD_e24fdd STARTED, task:LOAD_e24fdd FINISHED, task:UNLOAD_3d1623 FINISHED</text:p>
          </table:table-cell>
          <table:table-cell office:value-type="string">
            <text:p>[2.7812333333333332, 2.3992333333333336]</text:p>
          </table:table-cell>
          <table:table-cell office:value-type="float" office:value="5.18046666666667">
            <text:p>5,1804666667</text:p>
          </table:table-cell>
          <table:table-cell table:number-columns-repeated="1014"/>
        </table:table-row>
        <table:table-row table:style-name="ro1">
          <table:table-cell office:value-type="string">
            <text:p>route-28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medium-1, truck:Truck-medium-3</text:p>
          </table:table-cell>
          <table:table-cell office:value-type="string">
            <text:p>task:LOAD_e0ba1a PAUSED: , task:LOAD_e0ba1a PAUSED: , task:LOAD_e0ba1a STARTED, task:LOAD_e0ba1a FINISHED, task:UNLOAD_5e5405 FINISHED, task:LOAD_547674 FINISHED, task:UNLOAD_391ca8 FINISHED</text:p>
          </table:table-cell>
          <table:table-cell office:value-type="string">
            <text:p>[6.4289, 3.5497666666666667, 4.39995, 5.5506166666666665]</text:p>
          </table:table-cell>
          <table:table-cell office:value-type="float" office:value="19.9292333333333">
            <text:p>19,9292333333</text:p>
          </table:table-cell>
          <table:table-cell table:number-columns-repeated="1014"/>
        </table:table-row>
        <table:table-row table:style-name="ro1">
          <table:table-cell office:value-type="string">
            <text:p>route-28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medium-1, truck:Truck-medium-3</text:p>
          </table:table-cell>
          <table:table-cell office:value-type="string">
            <text:p>task:LOAD_e0ba1a PAUSED: , task:LOAD_e0ba1a PAUSED: , task:LOAD_e0ba1a STARTED, task:LOAD_e0ba1a FINISHED, task:UNLOAD_5e5405 FINISHED, task:LOAD_547674 FINISHED, task:UNLOAD_391ca8 FINISHED</text:p>
          </table:table-cell>
          <table:table-cell office:value-type="string">
            <text:p>[6.4289, 3.5497666666666667, 4.39995, 5.5506166666666665]</text:p>
          </table:table-cell>
          <table:table-cell office:value-type="float" office:value="19.9292333333333">
            <text:p>19,9292333333</text:p>
          </table:table-cell>
          <table:table-cell table:number-columns-repeated="1014"/>
        </table:table-row>
        <table:table-row table:style-name="ro1">
          <table:table-cell office:value-type="string">
            <text:p>route-28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medium-1, truck:Truck-medium-3</text:p>
          </table:table-cell>
          <table:table-cell office:value-type="string">
            <text:p>task:LOAD_e0ba1a PAUSED: , task:LOAD_e0ba1a PAUSED: , task:LOAD_e0ba1a STARTED, task:LOAD_e0ba1a FINISHED, task:UNLOAD_5e5405 FINISHED, task:LOAD_547674 FINISHED, task:UNLOAD_391ca8 FINISHED</text:p>
          </table:table-cell>
          <table:table-cell office:value-type="string">
            <text:p>[6.4289, 3.5497666666666667, 4.39995, 5.5506166666666665]</text:p>
          </table:table-cell>
          <table:table-cell office:value-type="float" office:value="19.9292333333333">
            <text:p>19,9292333333</text:p>
          </table:table-cell>
          <table:table-cell table:number-columns-repeated="1014"/>
        </table:table-row>
        <table:table-row table:style-name="ro1">
          <table:table-cell office:value-type="string">
            <text:p>route-28</text:p>
          </table:table-cell>
          <table:table-cell office:value-type="float" office:value="3">
            <text:p>3</text:p>
          </table:table-cell>
          <table:table-cell office:value-type="string">
            <text:p>warehouse:Warehouse-4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medium-1, truck:Truck-medium-3</text:p>
          </table:table-cell>
          <table:table-cell office:value-type="string">
            <text:p>task:LOAD_e0ba1a PAUSED: , task:LOAD_e0ba1a PAUSED: , task:LOAD_e0ba1a STARTED, task:LOAD_e0ba1a FINISHED, task:UNLOAD_5e5405 FINISHED, task:LOAD_547674 FINISHED, task:UNLOAD_391ca8 FINISHED</text:p>
          </table:table-cell>
          <table:table-cell office:value-type="string">
            <text:p>[6.4289, 3.5497666666666667, 4.39995, 5.5506166666666665]</text:p>
          </table:table-cell>
          <table:table-cell office:value-type="float" office:value="19.9292333333333">
            <text:p>19,9292333333</text:p>
          </table:table-cell>
          <table:table-cell table:number-columns-repeated="1014"/>
        </table:table-row>
        <table:table-row table:style-name="ro1">
          <table:table-cell office:value-type="string">
            <text:p>route-29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large-4, truck:Truck-medium-4</text:p>
          </table:table-cell>
          <table:table-cell office:value-type="string">
            <text:p>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STARTED, task:LOAD_b724b8 FINISHED, task:UNLOAD_200159 FINISHED</text:p>
          </table:table-cell>
          <table:table-cell office:value-type="string">
            <text:p>[39.22676666666667, 5.5004333333333335]</text:p>
          </table:table-cell>
          <table:table-cell office:value-type="float" office:value="44.7272">
            <text:p>44,7272</text:p>
          </table:table-cell>
          <table:table-cell table:number-columns-repeated="1014"/>
        </table:table-row>
        <table:table-row table:style-name="ro1">
          <table:table-cell office:value-type="string">
            <text:p>route-29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large-4, truck:Truck-medium-4</text:p>
          </table:table-cell>
          <table:table-cell office:value-type="string">
            <text:p>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PAUSED: , task:LOAD_b724b8 STARTED, task:LOAD_b724b8 FINISHED, task:UNLOAD_200159 FINISHED</text:p>
          </table:table-cell>
          <table:table-cell office:value-type="string">
            <text:p>[39.22676666666667, 5.5004333333333335]</text:p>
          </table:table-cell>
          <table:table-cell office:value-type="float" office:value="44.7272">
            <text:p>44,7272</text:p>
          </table:table-cell>
          <table:table-cell table:number-columns-repeated="1014"/>
        </table:table-row>
        <table:table-row table:style-name="ro1">
          <table:table-cell office:value-type="string">
            <text:p>route-30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medium-1, truck:Truck-large-3, truck:Truck-small-1</text:p>
          </table:table-cell>
          <table:table-cell office:value-type="string">
            <text:p>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STARTED, task:LOAD_84d9eb FINISHED, task:UNLOAD_7d6807 FINISHED, task:LOAD_a8ac41 FINISHED, task:UNLOAD_df0dd0 FINISHED</text:p>
          </table:table-cell>
          <table:table-cell office:value-type="string">
            <text:p>[43.27445, 3.6998166666666665, 2.5499833333333335, 3.899583333333333]</text:p>
          </table:table-cell>
          <table:table-cell office:value-type="float" office:value="53.4238333333333">
            <text:p>53,4238333333</text:p>
          </table:table-cell>
          <table:table-cell table:number-columns-repeated="1014"/>
        </table:table-row>
        <table:table-row table:style-name="ro1">
          <table:table-cell office:value-type="string">
            <text:p>route-30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medium-1, truck:Truck-large-3, truck:Truck-small-1</text:p>
          </table:table-cell>
          <table:table-cell office:value-type="string">
            <text:p>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STARTED, task:LOAD_84d9eb FINISHED, task:UNLOAD_7d6807 FINISHED, task:LOAD_a8ac41 FINISHED, task:UNLOAD_df0dd0 FINISHED</text:p>
          </table:table-cell>
          <table:table-cell office:value-type="string">
            <text:p>[43.27445, 3.6998166666666665, 2.5499833333333335, 3.899583333333333]</text:p>
          </table:table-cell>
          <table:table-cell office:value-type="float" office:value="53.4238333333333">
            <text:p>53,4238333333</text:p>
          </table:table-cell>
          <table:table-cell table:number-columns-repeated="1014"/>
        </table:table-row>
        <table:table-row table:style-name="ro1">
          <table:table-cell office:value-type="string">
            <text:p>route-30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medium-1, truck:Truck-large-3, truck:Truck-small-1</text:p>
          </table:table-cell>
          <table:table-cell office:value-type="string">
            <text:p>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STARTED, task:LOAD_84d9eb FINISHED, task:UNLOAD_7d6807 FINISHED, task:LOAD_a8ac41 FINISHED, task:UNLOAD_df0dd0 FINISHED</text:p>
          </table:table-cell>
          <table:table-cell office:value-type="string">
            <text:p>[43.27445, 3.6998166666666665, 2.5499833333333335, 3.899583333333333]</text:p>
          </table:table-cell>
          <table:table-cell office:value-type="float" office:value="53.4238333333333">
            <text:p>53,4238333333</text:p>
          </table:table-cell>
          <table:table-cell table:number-columns-repeated="1014"/>
        </table:table-row>
        <table:table-row table:style-name="ro1">
          <table:table-cell office:value-type="string">
            <text:p>route-30</text:p>
          </table:table-cell>
          <table:table-cell office:value-type="float" office:value="3">
            <text:p>3</text:p>
          </table:table-cell>
          <table:table-cell office:value-type="string">
            <text:p>warehouse:Warehouse-2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medium-1, truck:Truck-large-3, truck:Truck-small-1</text:p>
          </table:table-cell>
          <table:table-cell office:value-type="string">
            <text:p>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PAUSED: , task:LOAD_84d9eb STARTED, task:LOAD_84d9eb FINISHED, task:UNLOAD_7d6807 FINISHED, task:LOAD_a8ac41 FINISHED, task:UNLOAD_df0dd0 FINISHED</text:p>
          </table:table-cell>
          <table:table-cell office:value-type="string">
            <text:p>[43.27445, 3.6998166666666665, 2.5499833333333335, 3.899583333333333]</text:p>
          </table:table-cell>
          <table:table-cell office:value-type="float" office:value="53.4238333333333">
            <text:p>53,4238333333</text:p>
          </table:table-cell>
          <table:table-cell table:number-columns-repeated="1014"/>
        </table:table-row>
        <table:table-row table:style-name="ro1">
          <table:table-cell office:value-type="string">
            <text:p>route-31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small-5</text:p>
          </table:table-cell>
          <table:table-cell office:value-type="string">
            <text:p>task:LOAD_ad7778 STARTED, task:LOAD_ad7778 FINISHED, task:UNLOAD_2ed81d FINISHED</text:p>
          </table:table-cell>
          <table:table-cell office:value-type="string">
            <text:p>[0.8331, 1.5497833333333333]</text:p>
          </table:table-cell>
          <table:table-cell office:value-type="float" office:value="2.38288333333333">
            <text:p>2,3828833333</text:p>
          </table:table-cell>
          <table:table-cell table:number-columns-repeated="1014"/>
        </table:table-row>
        <table:table-row table:style-name="ro1">
          <table:table-cell office:value-type="string">
            <text:p>route-31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small-5</text:p>
          </table:table-cell>
          <table:table-cell office:value-type="string">
            <text:p>task:LOAD_ad7778 STARTED, task:LOAD_ad7778 FINISHED, task:UNLOAD_2ed81d FINISHED</text:p>
          </table:table-cell>
          <table:table-cell office:value-type="string">
            <text:p>[0.8331, 1.5497833333333333]</text:p>
          </table:table-cell>
          <table:table-cell office:value-type="float" office:value="2.38288333333333">
            <text:p>2,3828833333</text:p>
          </table:table-cell>
          <table:table-cell table:number-columns-repeated="1014"/>
        </table:table-row>
        <table:table-row table:style-name="ro1">
          <table:table-cell office:value-type="string">
            <text:p>route-32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large-5</text:p>
          </table:table-cell>
          <table:table-cell office:value-type="string">
            <text:p>task:LOAD_d434e6 STARTED, task:LOAD_d434e6 FINISHED, task:UNLOAD_ab754d FINISHED, task:LOAD_91c752 FINISHED, task:UNLOAD_34844e FINISHED</text:p>
          </table:table-cell>
          <table:table-cell office:value-type="string">
            <text:p>[0.93095, 4.749633333333334, 2.100033333333333, 4.499916666666667]</text:p>
          </table:table-cell>
          <table:table-cell office:value-type="float" office:value="12.2805333333333">
            <text:p>12,2805333333</text:p>
          </table:table-cell>
          <table:table-cell table:number-columns-repeated="1014"/>
        </table:table-row>
        <table:table-row table:style-name="ro1">
          <table:table-cell office:value-type="string">
            <text:p>route-32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large-5</text:p>
          </table:table-cell>
          <table:table-cell office:value-type="string">
            <text:p>task:LOAD_d434e6 STARTED, task:LOAD_d434e6 FINISHED, task:UNLOAD_ab754d FINISHED, task:LOAD_91c752 FINISHED, task:UNLOAD_34844e FINISHED</text:p>
          </table:table-cell>
          <table:table-cell office:value-type="string">
            <text:p>[0.93095, 4.749633333333334, 2.100033333333333, 4.499916666666667]</text:p>
          </table:table-cell>
          <table:table-cell office:value-type="float" office:value="12.2805333333333">
            <text:p>12,2805333333</text:p>
          </table:table-cell>
          <table:table-cell table:number-columns-repeated="1014"/>
        </table:table-row>
        <table:table-row table:style-name="ro1">
          <table:table-cell office:value-type="string">
            <text:p>route-32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large-5</text:p>
          </table:table-cell>
          <table:table-cell office:value-type="string">
            <text:p>task:LOAD_d434e6 STARTED, task:LOAD_d434e6 FINISHED, task:UNLOAD_ab754d FINISHED, task:LOAD_91c752 FINISHED, task:UNLOAD_34844e FINISHED</text:p>
          </table:table-cell>
          <table:table-cell office:value-type="string">
            <text:p>[0.93095, 4.749633333333334, 2.100033333333333, 4.499916666666667]</text:p>
          </table:table-cell>
          <table:table-cell office:value-type="float" office:value="12.2805333333333">
            <text:p>12,2805333333</text:p>
          </table:table-cell>
          <table:table-cell table:number-columns-repeated="1014"/>
        </table:table-row>
        <table:table-row table:style-name="ro1">
          <table:table-cell office:value-type="string">
            <text:p>route-32</text:p>
          </table:table-cell>
          <table:table-cell office:value-type="float" office:value="3">
            <text:p>3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large-5</text:p>
          </table:table-cell>
          <table:table-cell office:value-type="string">
            <text:p>task:LOAD_d434e6 STARTED, task:LOAD_d434e6 FINISHED, task:UNLOAD_ab754d FINISHED, task:LOAD_91c752 FINISHED, task:UNLOAD_34844e FINISHED</text:p>
          </table:table-cell>
          <table:table-cell office:value-type="string">
            <text:p>[0.93095, 4.749633333333334, 2.100033333333333, 4.499916666666667]</text:p>
          </table:table-cell>
          <table:table-cell office:value-type="float" office:value="12.2805333333333">
            <text:p>12,2805333333</text:p>
          </table:table-cell>
          <table:table-cell table:number-columns-repeated="1014"/>
        </table:table-row>
        <table:table-row table:style-name="ro1">
          <table:table-cell office:value-type="string">
            <text:p>route-33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large-3</text:p>
          </table:table-cell>
          <table:table-cell office:value-type="string">
            <text:p>task:LOAD_419c6b PAUSED: , task:LOAD_419c6b STARTED, task:LOAD_419c6b FINISHED, task:UNLOAD_ff3528 FINISHED</text:p>
          </table:table-cell>
          <table:table-cell office:value-type="string">
            <text:p>[5.97905, 4.2998]</text:p>
          </table:table-cell>
          <table:table-cell office:value-type="float" office:value="10.27885">
            <text:p>10,27885</text:p>
          </table:table-cell>
          <table:table-cell table:number-columns-repeated="1014"/>
        </table:table-row>
        <table:table-row table:style-name="ro1">
          <table:table-cell office:value-type="string">
            <text:p>route-33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large-3</text:p>
          </table:table-cell>
          <table:table-cell office:value-type="string">
            <text:p>task:LOAD_419c6b PAUSED: , task:LOAD_419c6b STARTED, task:LOAD_419c6b FINISHED, task:UNLOAD_ff3528 FINISHED</text:p>
          </table:table-cell>
          <table:table-cell office:value-type="string">
            <text:p>[5.97905, 4.2998]</text:p>
          </table:table-cell>
          <table:table-cell office:value-type="float" office:value="10.27885">
            <text:p>10,27885</text:p>
          </table:table-cell>
          <table:table-cell table:number-columns-repeated="1014"/>
        </table:table-row>
        <table:table-row table:style-name="ro1">
          <table:table-cell office:value-type="string">
            <text:p>route-34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1, truck:Truck-large-4</text:p>
          </table:table-cell>
          <table:table-cell office:value-type="string">
            <text:p>task:LOAD_cf6757 PAUSED: , task:LOAD_cf6757 PAUSED: , task:LOAD_cf6757 PAUSED: , task:LOAD_cf6757 PAUSED: , task:LOAD_cf6757 STARTED, task:LOAD_cf6757 FINISHED, task:UNLOAD_e65a01 FINISHED, task:LOAD_42ccee FINISHED, task:UNLOAD_41610a FINISHED</text:p>
          </table:table-cell>
          <table:table-cell office:value-type="string">
            <text:p>[7.226983333333333, 4.250216666666667, 4.449516666666667, 5.498316666666667]</text:p>
          </table:table-cell>
          <table:table-cell office:value-type="float" office:value="21.4250333333333">
            <text:p>21,4250333333</text:p>
          </table:table-cell>
          <table:table-cell table:number-columns-repeated="1014"/>
        </table:table-row>
        <table:table-row table:style-name="ro1">
          <table:table-cell office:value-type="string">
            <text:p>route-34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1, truck:Truck-large-4</text:p>
          </table:table-cell>
          <table:table-cell office:value-type="string">
            <text:p>task:LOAD_cf6757 PAUSED: , task:LOAD_cf6757 PAUSED: , task:LOAD_cf6757 PAUSED: , task:LOAD_cf6757 PAUSED: , task:LOAD_cf6757 STARTED, task:LOAD_cf6757 FINISHED, task:UNLOAD_e65a01 FINISHED, task:LOAD_42ccee FINISHED, task:UNLOAD_41610a FINISHED</text:p>
          </table:table-cell>
          <table:table-cell office:value-type="string">
            <text:p>[7.226983333333333, 4.250216666666667, 4.449516666666667, 5.498316666666667]</text:p>
          </table:table-cell>
          <table:table-cell office:value-type="float" office:value="21.4250333333333">
            <text:p>21,4250333333</text:p>
          </table:table-cell>
          <table:table-cell table:number-columns-repeated="1014"/>
        </table:table-row>
        <table:table-row table:style-name="ro1">
          <table:table-cell office:value-type="string">
            <text:p>route-34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1, truck:Truck-large-4</text:p>
          </table:table-cell>
          <table:table-cell office:value-type="string">
            <text:p>task:LOAD_cf6757 PAUSED: , task:LOAD_cf6757 PAUSED: , task:LOAD_cf6757 PAUSED: , task:LOAD_cf6757 PAUSED: , task:LOAD_cf6757 STARTED, task:LOAD_cf6757 FINISHED, task:UNLOAD_e65a01 FINISHED, task:LOAD_42ccee FINISHED, task:UNLOAD_41610a FINISHED</text:p>
          </table:table-cell>
          <table:table-cell office:value-type="string">
            <text:p>[7.226983333333333, 4.250216666666667, 4.449516666666667, 5.498316666666667]</text:p>
          </table:table-cell>
          <table:table-cell office:value-type="float" office:value="21.4250333333333">
            <text:p>21,4250333333</text:p>
          </table:table-cell>
          <table:table-cell table:number-columns-repeated="1014"/>
        </table:table-row>
        <table:table-row table:style-name="ro1">
          <table:table-cell office:value-type="string">
            <text:p>route-34</text:p>
          </table:table-cell>
          <table:table-cell office:value-type="float" office:value="3">
            <text:p>3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1, truck:Truck-large-4</text:p>
          </table:table-cell>
          <table:table-cell office:value-type="string">
            <text:p>task:LOAD_cf6757 PAUSED: , task:LOAD_cf6757 PAUSED: , task:LOAD_cf6757 PAUSED: , task:LOAD_cf6757 PAUSED: , task:LOAD_cf6757 STARTED, task:LOAD_cf6757 FINISHED, task:UNLOAD_e65a01 FINISHED, task:LOAD_42ccee FINISHED, task:UNLOAD_41610a FINISHED</text:p>
          </table:table-cell>
          <table:table-cell office:value-type="string">
            <text:p>[7.226983333333333, 4.250216666666667, 4.449516666666667, 5.498316666666667]</text:p>
          </table:table-cell>
          <table:table-cell office:value-type="float" office:value="21.4250333333333">
            <text:p>21,4250333333</text:p>
          </table:table-cell>
          <table:table-cell table:number-columns-repeated="1014"/>
        </table:table-row>
        <table:table-row table:style-name="ro1">
          <table:table-cell office:value-type="string">
            <text:p>route-35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medium-3, truck:Truck-large-3</text:p>
          </table:table-cell>
          <table:table-cell office:value-type="string">
            <text:p>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STARTED, task:LOAD_8096d3 FINISHED, task:UNLOAD_777599 FINISHED</text:p>
          </table:table-cell>
          <table:table-cell office:value-type="string">
            <text:p>[31.7745, 1.9499833333333334]</text:p>
          </table:table-cell>
          <table:table-cell office:value-type="float" office:value="33.7244833333333">
            <text:p>33,7244833333</text:p>
          </table:table-cell>
          <table:table-cell table:number-columns-repeated="1014"/>
        </table:table-row>
        <table:table-row table:style-name="ro1">
          <table:table-cell office:value-type="string">
            <text:p>route-35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medium-3, truck:Truck-large-3</text:p>
          </table:table-cell>
          <table:table-cell office:value-type="string">
            <text:p>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PAUSED: , task:LOAD_8096d3 STARTED, task:LOAD_8096d3 FINISHED, task:UNLOAD_777599 FINISHED</text:p>
          </table:table-cell>
          <table:table-cell office:value-type="string">
            <text:p>[31.7745, 1.9499833333333334]</text:p>
          </table:table-cell>
          <table:table-cell office:value-type="float" office:value="33.7244833333333">
            <text:p>33,7244833333</text:p>
          </table:table-cell>
          <table:table-cell table:number-columns-repeated="1014"/>
        </table:table-row>
        <table:table-row table:style-name="ro1">
          <table:table-cell office:value-type="string">
            <text:p>route-36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small-4, truck:Truck-small-5, truck:Truck-small-2, truck:Truck-large-2</text:p>
          </table:table-cell>
          <table:table-cell office:value-type="string">
            <text:p>task:LOAD_9fefd4 STARTED, task:LOAD_9fefd4 FINISHED, task:UNLOAD_7327a6 FINISHED, task:LOAD_4d859e FINISHED, task:UNLOAD_df2f81 FINISHED</text:p>
          </table:table-cell>
          <table:table-cell office:value-type="string">
            <text:p>[6.0831, 3.3503666666666665, 2.0497, 4.099583333333333]</text:p>
          </table:table-cell>
          <table:table-cell office:value-type="float" office:value="15.58275">
            <text:p>15,58275</text:p>
          </table:table-cell>
          <table:table-cell table:number-columns-repeated="1014"/>
        </table:table-row>
        <table:table-row table:style-name="ro1">
          <table:table-cell office:value-type="string">
            <text:p>route-36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small-4, truck:Truck-small-5, truck:Truck-small-2, truck:Truck-large-2</text:p>
          </table:table-cell>
          <table:table-cell office:value-type="string">
            <text:p>task:LOAD_9fefd4 STARTED, task:LOAD_9fefd4 FINISHED, task:UNLOAD_7327a6 FINISHED, task:LOAD_4d859e FINISHED, task:UNLOAD_df2f81 FINISHED</text:p>
          </table:table-cell>
          <table:table-cell office:value-type="string">
            <text:p>[6.0831, 3.3503666666666665, 2.0497, 4.099583333333333]</text:p>
          </table:table-cell>
          <table:table-cell office:value-type="float" office:value="15.58275">
            <text:p>15,58275</text:p>
          </table:table-cell>
          <table:table-cell table:number-columns-repeated="1014"/>
        </table:table-row>
        <table:table-row table:style-name="ro1">
          <table:table-cell office:value-type="string">
            <text:p>route-36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small-4, truck:Truck-small-5, truck:Truck-small-2, truck:Truck-large-2</text:p>
          </table:table-cell>
          <table:table-cell office:value-type="string">
            <text:p>task:LOAD_9fefd4 STARTED, task:LOAD_9fefd4 FINISHED, task:UNLOAD_7327a6 FINISHED, task:LOAD_4d859e FINISHED, task:UNLOAD_df2f81 FINISHED</text:p>
          </table:table-cell>
          <table:table-cell office:value-type="string">
            <text:p>[6.0831, 3.3503666666666665, 2.0497, 4.099583333333333]</text:p>
          </table:table-cell>
          <table:table-cell office:value-type="float" office:value="15.58275">
            <text:p>15,58275</text:p>
          </table:table-cell>
          <table:table-cell table:number-columns-repeated="1014"/>
        </table:table-row>
        <table:table-row table:style-name="ro1">
          <table:table-cell office:value-type="string">
            <text:p>route-36</text:p>
          </table:table-cell>
          <table:table-cell office:value-type="float" office:value="3">
            <text:p>3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small-4, truck:Truck-small-5, truck:Truck-small-2, truck:Truck-large-2</text:p>
          </table:table-cell>
          <table:table-cell office:value-type="string">
            <text:p>task:LOAD_9fefd4 STARTED, task:LOAD_9fefd4 FINISHED, task:UNLOAD_7327a6 FINISHED, task:LOAD_4d859e FINISHED, task:UNLOAD_df2f81 FINISHED</text:p>
          </table:table-cell>
          <table:table-cell office:value-type="string">
            <text:p>[6.0831, 3.3503666666666665, 2.0497, 4.099583333333333]</text:p>
          </table:table-cell>
          <table:table-cell office:value-type="float" office:value="15.58275">
            <text:p>15,58275</text:p>
          </table:table-cell>
          <table:table-cell table:number-columns-repeated="1014"/>
        </table:table-row>
        <table:table-row table:style-name="ro1">
          <table:table-cell office:value-type="string">
            <text:p>route-37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small-3</text:p>
          </table:table-cell>
          <table:table-cell office:value-type="string">
            <text:p>task:LOAD_9cd9d8 STARTED, task:LOAD_9cd9d8 FINISHED, task:UNLOAD_943494 FINISHED</text:p>
          </table:table-cell>
          <table:table-cell office:value-type="string">
            <text:p>[3.030866666666667, 2.7996]</text:p>
          </table:table-cell>
          <table:table-cell office:value-type="float" office:value="5.83046666666667">
            <text:p>5,8304666667</text:p>
          </table:table-cell>
          <table:table-cell table:number-columns-repeated="1014"/>
        </table:table-row>
        <table:table-row table:style-name="ro1">
          <table:table-cell office:value-type="string">
            <text:p>route-37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small-3</text:p>
          </table:table-cell>
          <table:table-cell office:value-type="string">
            <text:p>task:LOAD_9cd9d8 STARTED, task:LOAD_9cd9d8 FINISHED, task:UNLOAD_943494 FINISHED</text:p>
          </table:table-cell>
          <table:table-cell office:value-type="string">
            <text:p>[3.030866666666667, 2.7996]</text:p>
          </table:table-cell>
          <table:table-cell office:value-type="float" office:value="5.83046666666667">
            <text:p>5,8304666667</text:p>
          </table:table-cell>
          <table:table-cell table:number-columns-repeated="1014"/>
        </table:table-row>
        <table:table-row table:style-name="ro1">
          <table:table-cell office:value-type="string">
            <text:p>route-38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large-1</text:p>
          </table:table-cell>
          <table:table-cell office:value-type="string">
            <text:p>task:LOAD_b99f30 STARTED, task:LOAD_b99f30 FINISHED, task:UNLOAD_1e6b2a FINISHED, task:LOAD_52af46 FINISHED, task:UNLOAD_ef281d FINISHED</text:p>
          </table:table-cell>
          <table:table-cell office:value-type="string">
            <text:p>[6.578916666666666, 2.7996333333333334, 3.7997666666666667, 2.90025]</text:p>
          </table:table-cell>
          <table:table-cell office:value-type="float" office:value="16.0785666666667">
            <text:p>16,0785666667</text:p>
          </table:table-cell>
          <table:table-cell table:number-columns-repeated="1014"/>
        </table:table-row>
        <table:table-row table:style-name="ro1">
          <table:table-cell office:value-type="string">
            <text:p>route-38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large-1</text:p>
          </table:table-cell>
          <table:table-cell office:value-type="string">
            <text:p>task:LOAD_b99f30 STARTED, task:LOAD_b99f30 FINISHED, task:UNLOAD_1e6b2a FINISHED, task:LOAD_52af46 FINISHED, task:UNLOAD_ef281d FINISHED</text:p>
          </table:table-cell>
          <table:table-cell office:value-type="string">
            <text:p>[6.578916666666666, 2.7996333333333334, 3.7997666666666667, 2.90025]</text:p>
          </table:table-cell>
          <table:table-cell office:value-type="float" office:value="16.0785666666667">
            <text:p>16,0785666667</text:p>
          </table:table-cell>
          <table:table-cell table:number-columns-repeated="1014"/>
        </table:table-row>
        <table:table-row table:style-name="ro1">
          <table:table-cell office:value-type="string">
            <text:p>route-38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large-1</text:p>
          </table:table-cell>
          <table:table-cell office:value-type="string">
            <text:p>task:LOAD_b99f30 STARTED, task:LOAD_b99f30 FINISHED, task:UNLOAD_1e6b2a FINISHED, task:LOAD_52af46 FINISHED, task:UNLOAD_ef281d FINISHED</text:p>
          </table:table-cell>
          <table:table-cell office:value-type="string">
            <text:p>[6.578916666666666, 2.7996333333333334, 3.7997666666666667, 2.90025]</text:p>
          </table:table-cell>
          <table:table-cell office:value-type="float" office:value="16.0785666666667">
            <text:p>16,0785666667</text:p>
          </table:table-cell>
          <table:table-cell table:number-columns-repeated="1014"/>
        </table:table-row>
        <table:table-row table:style-name="ro1">
          <table:table-cell office:value-type="string">
            <text:p>route-38</text:p>
          </table:table-cell>
          <table:table-cell office:value-type="float" office:value="3">
            <text:p>3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large-1</text:p>
          </table:table-cell>
          <table:table-cell office:value-type="string">
            <text:p>task:LOAD_b99f30 STARTED, task:LOAD_b99f30 FINISHED, task:UNLOAD_1e6b2a FINISHED, task:LOAD_52af46 FINISHED, task:UNLOAD_ef281d FINISHED</text:p>
          </table:table-cell>
          <table:table-cell office:value-type="string">
            <text:p>[6.578916666666666, 2.7996333333333334, 3.7997666666666667, 2.90025]</text:p>
          </table:table-cell>
          <table:table-cell office:value-type="float" office:value="16.0785666666667">
            <text:p>16,0785666667</text:p>
          </table:table-cell>
          <table:table-cell table:number-columns-repeated="1014"/>
        </table:table-row>
        <table:table-row table:style-name="ro1">
          <table:table-cell office:value-type="string">
            <text:p>route-39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medium-1, truck:Truck-small-1</text:p>
          </table:table-cell>
          <table:table-cell office:value-type="string">
            <text:p>task:LOAD_cbd7ab PAUSED: , task:LOAD_cbd7ab PAUSED: , task:LOAD_cbd7ab PAUSED: , task:LOAD_cbd7ab PAUSED: , task:LOAD_cbd7ab PAUSED: , task:LOAD_cbd7ab PAUSED: , task:LOAD_cbd7ab PAUSED: , task:LOAD_cbd7ab PAUSED: , task:LOAD_cbd7ab PAUSED: , task:LOAD_cbd7ab PAUSED: , task:LOAD_cbd7ab PAUSED: , task:LOAD_cbd7ab PAUSED: , task:LOAD_cbd7ab PAUSED: , task:LOAD_cbd7ab PAUSED: , task:LOAD_cbd7ab PAUSED: , task:LOAD_cbd7ab PAUSED: , task:LOAD_cbd7ab PAUSED: , task:LOAD_cbd7ab PAUSED: , task:LOAD_cbd7ab PAUSED: , task:LOAD_cbd7ab STARTED, task:LOAD_cbd7ab FINISHED, task:UNLOAD_dd81cc FINISHED</text:p>
          </table:table-cell>
          <table:table-cell office:value-type="string">
            <text:p>[22.42705, 5.049616666666667]</text:p>
          </table:table-cell>
          <table:table-cell office:value-type="float" office:value="27.4766666666667">
            <text:p>27,4766666667</text:p>
          </table:table-cell>
          <table:table-cell table:number-columns-repeated="1014"/>
        </table:table-row>
        <table:table-row table:style-name="ro1">
          <table:table-cell office:value-type="string">
            <text:p>route-39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medium-1, truck:Truck-small-1</text:p>
          </table:table-cell>
          <table:table-cell office:value-type="string">
            <text:p>task:LOAD_cbd7ab PAUSED: , task:LOAD_cbd7ab PAUSED: , task:LOAD_cbd7ab PAUSED: , task:LOAD_cbd7ab PAUSED: , task:LOAD_cbd7ab PAUSED: , task:LOAD_cbd7ab PAUSED: , task:LOAD_cbd7ab PAUSED: , task:LOAD_cbd7ab PAUSED: , task:LOAD_cbd7ab PAUSED: , task:LOAD_cbd7ab PAUSED: , task:LOAD_cbd7ab PAUSED: , task:LOAD_cbd7ab PAUSED: , task:LOAD_cbd7ab PAUSED: , task:LOAD_cbd7ab PAUSED: , task:LOAD_cbd7ab PAUSED: , task:LOAD_cbd7ab PAUSED: , task:LOAD_cbd7ab PAUSED: , task:LOAD_cbd7ab PAUSED: , task:LOAD_cbd7ab PAUSED: , task:LOAD_cbd7ab STARTED, task:LOAD_cbd7ab FINISHED, task:UNLOAD_dd81cc FINISHED</text:p>
          </table:table-cell>
          <table:table-cell office:value-type="string">
            <text:p>[22.42705, 5.049616666666667]</text:p>
          </table:table-cell>
          <table:table-cell office:value-type="float" office:value="27.4766666666667">
            <text:p>27,4766666667</text:p>
          </table:table-cell>
          <table:table-cell table:number-columns-repeated="1014"/>
        </table:table-row>
        <table:table-row table:style-name="ro1">
          <table:table-cell office:value-type="string">
            <text:p>route-40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3, truck:Truck-medium-5, truck:Truck-medium-2</text:p>
          </table:table-cell>
          <table:table-cell office:value-type="string">
            <text:p>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STARTED, task:LOAD_329d9e FINISHED, task:UNLOAD_a97276 FINISHED, task:LOAD_3f98ca FINISHED, task:UNLOAD_1cfa6e FAILED. REASON: tirePressureTooLowfor truck:Truck-medium-5</text:p>
          </table:table-cell>
          <table:table-cell office:value-type="string">
            <text:p>[21.02485, 5.649583333333333, 3.0499666666666667]</text:p>
          </table:table-cell>
          <table:table-cell office:value-type="float" office:value="29.7244">
            <text:p>29,7244</text:p>
          </table:table-cell>
          <table:table-cell table:number-columns-repeated="1014"/>
        </table:table-row>
        <table:table-row table:style-name="ro1">
          <table:table-cell office:value-type="string">
            <text:p>route-40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3, truck:Truck-medium-5, truck:Truck-medium-2</text:p>
          </table:table-cell>
          <table:table-cell office:value-type="string">
            <text:p>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STARTED, task:LOAD_329d9e FINISHED, task:UNLOAD_a97276 FINISHED, task:LOAD_3f98ca FINISHED, task:UNLOAD_1cfa6e FAILED. REASON: tirePressureTooLowfor truck:Truck-medium-5</text:p>
          </table:table-cell>
          <table:table-cell office:value-type="string">
            <text:p>[21.02485, 5.649583333333333, 3.0499666666666667]</text:p>
          </table:table-cell>
          <table:table-cell office:value-type="float" office:value="29.7244">
            <text:p>29,7244</text:p>
          </table:table-cell>
          <table:table-cell table:number-columns-repeated="1014"/>
        </table:table-row>
        <table:table-row table:style-name="ro1">
          <table:table-cell office:value-type="string">
            <text:p>route-40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3, truck:Truck-medium-5, truck:Truck-medium-2</text:p>
          </table:table-cell>
          <table:table-cell office:value-type="string">
            <text:p>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STARTED, task:LOAD_329d9e FINISHED, task:UNLOAD_a97276 FINISHED, task:LOAD_3f98ca FINISHED, task:UNLOAD_1cfa6e FAILED. REASON: tirePressureTooLowfor truck:Truck-medium-5</text:p>
          </table:table-cell>
          <table:table-cell office:value-type="string">
            <text:p>[21.02485, 5.649583333333333, 3.0499666666666667]</text:p>
          </table:table-cell>
          <table:table-cell office:value-type="float" office:value="29.7244">
            <text:p>29,7244</text:p>
          </table:table-cell>
          <table:table-cell table:number-columns-repeated="1014"/>
        </table:table-row>
        <table:table-row table:style-name="ro1">
          <table:table-cell office:value-type="string">
            <text:p>route-40</text:p>
          </table:table-cell>
          <table:table-cell office:value-type="float" office:value="3">
            <text:p>3</text:p>
          </table:table-cell>
          <table:table-cell office:value-type="string">
            <text:p>warehouse:Warehouse-4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3, truck:Truck-medium-5, truck:Truck-medium-2</text:p>
          </table:table-cell>
          <table:table-cell office:value-type="string">
            <text:p>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PAUSED: , task:LOAD_329d9e STARTED, task:LOAD_329d9e FINISHED, task:UNLOAD_a97276 FINISHED, task:LOAD_3f98ca FINISHED, task:UNLOAD_1cfa6e FAILED. REASON: tirePressureTooLowfor truck:Truck-medium-5</text:p>
          </table:table-cell>
          <table:table-cell office:value-type="string">
            <text:p>[21.02485, 5.649583333333333, 3.0499666666666667]</text:p>
          </table:table-cell>
          <table:table-cell office:value-type="float" office:value="29.7244">
            <text:p>29,7244</text:p>
          </table:table-cell>
          <table:table-cell table:number-columns-repeated="1014"/>
        </table:table-row>
        <table:table-row table:style-name="ro1">
          <table:table-cell office:value-type="string">
            <text:p>route-41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medium-5, truck:Truck-medium-2, truck:Truck-small-3</text:p>
          </table:table-cell>
          <table:table-cell office:value-type="string">
            <text:p>task:LOAD_3a98fa PAUSED: , task:LOAD_3a98fa STARTED, task:LOAD_3a98fa FINISHED, task:UNLOAD_4bf156 FINISHED</text:p>
          </table:table-cell>
          <table:table-cell office:value-type="string">
            <text:p>[3.383383333333333, 3.2996666666666665]</text:p>
          </table:table-cell>
          <table:table-cell office:value-type="float" office:value="6.68305">
            <text:p>6,68305</text:p>
          </table:table-cell>
          <table:table-cell table:number-columns-repeated="1014"/>
        </table:table-row>
        <table:table-row table:style-name="ro1">
          <table:table-cell office:value-type="string">
            <text:p>route-41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medium-5, truck:Truck-medium-2, truck:Truck-small-3</text:p>
          </table:table-cell>
          <table:table-cell office:value-type="string">
            <text:p>task:LOAD_3a98fa PAUSED: , task:LOAD_3a98fa STARTED, task:LOAD_3a98fa FINISHED, task:UNLOAD_4bf156 FINISHED</text:p>
          </table:table-cell>
          <table:table-cell office:value-type="string">
            <text:p>[3.383383333333333, 3.2996666666666665]</text:p>
          </table:table-cell>
          <table:table-cell office:value-type="float" office:value="6.68305">
            <text:p>6,68305</text:p>
          </table:table-cell>
          <table:table-cell table:number-columns-repeated="1014"/>
        </table:table-row>
        <table:table-row table:style-name="ro1">
          <table:table-cell office:value-type="string">
            <text:p>route-42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1, truck:Truck-large-5</text:p>
          </table:table-cell>
          <table:table-cell office:value-type="string">
            <text:p>task:LOAD_ba3ebe PAUSED: , task:LOAD_ba3ebe PAUSED: , task:LOAD_ba3ebe PAUSED: , task:LOAD_ba3ebe PAUSED: , task:LOAD_ba3ebe PAUSED: , task:LOAD_ba3ebe PAUSED: , task:LOAD_ba3ebe PAUSED: , task:LOAD_ba3ebe PAUSED: , task:LOAD_ba3ebe PAUSED: , task:LOAD_ba3ebe PAUSED: , task:LOAD_ba3ebe PAUSED: , task:LOAD_ba3ebe PAUSED: , task:LOAD_ba3ebe STARTED, task:LOAD_ba3ebe FINISHED, task:UNLOAD_543a32 FINISHED, task:LOAD_45f35f FINISHED, task:UNLOAD_246884 FINISHED</text:p>
          </table:table-cell>
          <table:table-cell office:value-type="string">
            <text:p>[14.83025, 4.1996, 4.15005, 5.749666666666666]</text:p>
          </table:table-cell>
          <table:table-cell office:value-type="float" office:value="28.9295666666667">
            <text:p>28,9295666667</text:p>
          </table:table-cell>
          <table:table-cell table:number-columns-repeated="1014"/>
        </table:table-row>
        <table:table-row table:style-name="ro1">
          <table:table-cell office:value-type="string">
            <text:p>route-42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1, truck:Truck-large-5</text:p>
          </table:table-cell>
          <table:table-cell office:value-type="string">
            <text:p>task:LOAD_ba3ebe PAUSED: , task:LOAD_ba3ebe PAUSED: , task:LOAD_ba3ebe PAUSED: , task:LOAD_ba3ebe PAUSED: , task:LOAD_ba3ebe PAUSED: , task:LOAD_ba3ebe PAUSED: , task:LOAD_ba3ebe PAUSED: , task:LOAD_ba3ebe PAUSED: , task:LOAD_ba3ebe PAUSED: , task:LOAD_ba3ebe PAUSED: , task:LOAD_ba3ebe PAUSED: , task:LOAD_ba3ebe PAUSED: , task:LOAD_ba3ebe STARTED, task:LOAD_ba3ebe FINISHED, task:UNLOAD_543a32 FINISHED, task:LOAD_45f35f FINISHED, task:UNLOAD_246884 FINISHED</text:p>
          </table:table-cell>
          <table:table-cell office:value-type="string">
            <text:p>[14.83025, 4.1996, 4.15005, 5.749666666666666]</text:p>
          </table:table-cell>
          <table:table-cell office:value-type="float" office:value="28.9295666666667">
            <text:p>28,9295666667</text:p>
          </table:table-cell>
          <table:table-cell table:number-columns-repeated="1014"/>
        </table:table-row>
        <table:table-row table:style-name="ro1">
          <table:table-cell office:value-type="string">
            <text:p>route-42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1, truck:Truck-large-5</text:p>
          </table:table-cell>
          <table:table-cell office:value-type="string">
            <text:p>task:LOAD_ba3ebe PAUSED: , task:LOAD_ba3ebe PAUSED: , task:LOAD_ba3ebe PAUSED: , task:LOAD_ba3ebe PAUSED: , task:LOAD_ba3ebe PAUSED: , task:LOAD_ba3ebe PAUSED: , task:LOAD_ba3ebe PAUSED: , task:LOAD_ba3ebe PAUSED: , task:LOAD_ba3ebe PAUSED: , task:LOAD_ba3ebe PAUSED: , task:LOAD_ba3ebe PAUSED: , task:LOAD_ba3ebe PAUSED: , task:LOAD_ba3ebe STARTED, task:LOAD_ba3ebe FINISHED, task:UNLOAD_543a32 FINISHED, task:LOAD_45f35f FINISHED, task:UNLOAD_246884 FINISHED</text:p>
          </table:table-cell>
          <table:table-cell office:value-type="string">
            <text:p>[14.83025, 4.1996, 4.15005, 5.749666666666666]</text:p>
          </table:table-cell>
          <table:table-cell office:value-type="float" office:value="28.9295666666667">
            <text:p>28,9295666667</text:p>
          </table:table-cell>
          <table:table-cell table:number-columns-repeated="1014"/>
        </table:table-row>
        <table:table-row table:style-name="ro1">
          <table:table-cell office:value-type="string">
            <text:p>route-42</text:p>
          </table:table-cell>
          <table:table-cell office:value-type="float" office:value="3">
            <text:p>3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1, truck:Truck-large-5</text:p>
          </table:table-cell>
          <table:table-cell office:value-type="string">
            <text:p>task:LOAD_ba3ebe PAUSED: , task:LOAD_ba3ebe PAUSED: , task:LOAD_ba3ebe PAUSED: , task:LOAD_ba3ebe PAUSED: , task:LOAD_ba3ebe PAUSED: , task:LOAD_ba3ebe PAUSED: , task:LOAD_ba3ebe PAUSED: , task:LOAD_ba3ebe PAUSED: , task:LOAD_ba3ebe PAUSED: , task:LOAD_ba3ebe PAUSED: , task:LOAD_ba3ebe PAUSED: , task:LOAD_ba3ebe PAUSED: , task:LOAD_ba3ebe STARTED, task:LOAD_ba3ebe FINISHED, task:UNLOAD_543a32 FINISHED, task:LOAD_45f35f FINISHED, task:UNLOAD_246884 FINISHED</text:p>
          </table:table-cell>
          <table:table-cell office:value-type="string">
            <text:p>[14.83025, 4.1996, 4.15005, 5.749666666666666]</text:p>
          </table:table-cell>
          <table:table-cell office:value-type="float" office:value="28.9295666666667">
            <text:p>28,9295666667</text:p>
          </table:table-cell>
          <table:table-cell table:number-columns-repeated="1014"/>
        </table:table-row>
        <table:table-row table:style-name="ro1">
          <table:table-cell office:value-type="string">
            <text:p>route-43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large-3</text:p>
          </table:table-cell>
          <table:table-cell office:value-type="string">
            <text:p>task:LOAD_4817bf PAUSED: , task:LOAD_4817bf STARTED, task:LOAD_4817bf FINISHED, task:UNLOAD_29bed2 FINISHED</text:p>
          </table:table-cell>
          <table:table-cell office:value-type="string">
            <text:p>[3.72715, 2.79995]</text:p>
          </table:table-cell>
          <table:table-cell office:value-type="float" office:value="6.5271">
            <text:p>6,5271</text:p>
          </table:table-cell>
          <table:table-cell table:number-columns-repeated="1014"/>
        </table:table-row>
        <table:table-row table:style-name="ro1">
          <table:table-cell office:value-type="string">
            <text:p>route-43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large-3</text:p>
          </table:table-cell>
          <table:table-cell office:value-type="string">
            <text:p>task:LOAD_4817bf PAUSED: , task:LOAD_4817bf STARTED, task:LOAD_4817bf FINISHED, task:UNLOAD_29bed2 FINISHED</text:p>
          </table:table-cell>
          <table:table-cell office:value-type="string">
            <text:p>[3.72715, 2.79995]</text:p>
          </table:table-cell>
          <table:table-cell office:value-type="float" office:value="6.5271">
            <text:p>6,5271</text:p>
          </table:table-cell>
          <table:table-cell table:number-columns-repeated="1014"/>
        </table:table-row>
        <table:table-row table:style-name="ro1">
          <table:table-cell office:value-type="string">
            <text:p>route-44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large-5</text:p>
          </table:table-cell>
          <table:table-cell office:value-type="string">
            <text:p>task:LOAD_eb813f PAUSED: , task:LOAD_eb813f PAUSED: , task:LOAD_eb813f PAUSED: , task:LOAD_eb813f STARTED, task:LOAD_eb813f FINISHED, task:UNLOAD_a706fc FAILED. REASON: fuelTooLowfor truck:Truck-large-5</text:p>
          </table:table-cell>
          <table:table-cell office:value-type="string">
            <text:p>[7.57505]</text:p>
          </table:table-cell>
          <table:table-cell office:value-type="float" office:value="7.57505">
            <text:p>7,57505</text:p>
          </table:table-cell>
          <table:table-cell table:number-columns-repeated="1014"/>
        </table:table-row>
        <table:table-row table:style-name="ro1">
          <table:table-cell office:value-type="string">
            <text:p>route-44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large-5</text:p>
          </table:table-cell>
          <table:table-cell office:value-type="string">
            <text:p>task:LOAD_eb813f PAUSED: , task:LOAD_eb813f PAUSED: , task:LOAD_eb813f PAUSED: , task:LOAD_eb813f STARTED, task:LOAD_eb813f FINISHED, task:UNLOAD_a706fc FAILED. REASON: fuelTooLowfor truck:Truck-large-5</text:p>
          </table:table-cell>
          <table:table-cell office:value-type="string">
            <text:p>[7.57505]</text:p>
          </table:table-cell>
          <table:table-cell office:value-type="float" office:value="7.57505">
            <text:p>7,57505</text:p>
          </table:table-cell>
          <table:table-cell table:number-columns-repeated="1014"/>
        </table:table-row>
        <table:table-row table:style-name="ro1">
          <table:table-cell office:value-type="string">
            <text:p>route-44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large-5</text:p>
          </table:table-cell>
          <table:table-cell office:value-type="string">
            <text:p>task:LOAD_eb813f PAUSED: , task:LOAD_eb813f PAUSED: , task:LOAD_eb813f PAUSED: , task:LOAD_eb813f STARTED, task:LOAD_eb813f FINISHED, task:UNLOAD_a706fc FAILED. REASON: fuelTooLowfor truck:Truck-large-5</text:p>
          </table:table-cell>
          <table:table-cell office:value-type="string">
            <text:p>[7.57505]</text:p>
          </table:table-cell>
          <table:table-cell office:value-type="float" office:value="7.57505">
            <text:p>7,57505</text:p>
          </table:table-cell>
          <table:table-cell table:number-columns-repeated="1014"/>
        </table:table-row>
        <table:table-row table:style-name="ro1">
          <table:table-cell office:value-type="string">
            <text:p>route-44</text:p>
          </table:table-cell>
          <table:table-cell office:value-type="float" office:value="3">
            <text:p>3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large-5</text:p>
          </table:table-cell>
          <table:table-cell office:value-type="string">
            <text:p>task:LOAD_eb813f PAUSED: , task:LOAD_eb813f PAUSED: , task:LOAD_eb813f PAUSED: , task:LOAD_eb813f STARTED, task:LOAD_eb813f FINISHED, task:UNLOAD_a706fc FAILED. REASON: fuelTooLowfor truck:Truck-large-5</text:p>
          </table:table-cell>
          <table:table-cell office:value-type="string">
            <text:p>[7.57505]</text:p>
          </table:table-cell>
          <table:table-cell office:value-type="float" office:value="7.57505">
            <text:p>7,57505</text:p>
          </table:table-cell>
          <table:table-cell table:number-columns-repeated="1014"/>
        </table:table-row>
        <table:table-row table:style-name="ro1">
          <table:table-cell office:value-type="string">
            <text:p>route-45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large-4</text:p>
          </table:table-cell>
          <table:table-cell office:value-type="string">
            <text:p>task:LOAD_33926f PAUSED: , task:LOAD_33926f PAUSED: , task:LOAD_33926f PAUSED: , task:LOAD_33926f PAUSED: , task:LOAD_33926f PAUSED: , task:LOAD_33926f PAUSED: , task:LOAD_33926f PAUSED: , task:LOAD_33926f PAUSED: , task:LOAD_33926f PAUSED: , task:LOAD_33926f PAUSED: , task:LOAD_33926f PAUSED: , task:LOAD_33926f PAUSED: , task:LOAD_33926f STARTED, task:LOAD_33926f FINISHED, task:UNLOAD_6ec941 FINISHED</text:p>
          </table:table-cell>
          <table:table-cell office:value-type="string">
            <text:p>[14.82235, 3.4498166666666665]</text:p>
          </table:table-cell>
          <table:table-cell office:value-type="float" office:value="18.2721666666667">
            <text:p>18,2721666667</text:p>
          </table:table-cell>
          <table:table-cell table:number-columns-repeated="1014"/>
        </table:table-row>
        <table:table-row table:style-name="ro1">
          <table:table-cell office:value-type="string">
            <text:p>route-45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large-4</text:p>
          </table:table-cell>
          <table:table-cell office:value-type="string">
            <text:p>task:LOAD_33926f PAUSED: , task:LOAD_33926f PAUSED: , task:LOAD_33926f PAUSED: , task:LOAD_33926f PAUSED: , task:LOAD_33926f PAUSED: , task:LOAD_33926f PAUSED: , task:LOAD_33926f PAUSED: , task:LOAD_33926f PAUSED: , task:LOAD_33926f PAUSED: , task:LOAD_33926f PAUSED: , task:LOAD_33926f PAUSED: , task:LOAD_33926f PAUSED: , task:LOAD_33926f STARTED, task:LOAD_33926f FINISHED, task:UNLOAD_6ec941 FINISHED</text:p>
          </table:table-cell>
          <table:table-cell office:value-type="string">
            <text:p>[14.82235, 3.4498166666666665]</text:p>
          </table:table-cell>
          <table:table-cell office:value-type="float" office:value="18.2721666666667">
            <text:p>18,2721666667</text:p>
          </table:table-cell>
          <table:table-cell table:number-columns-repeated="1014"/>
        </table:table-row>
        <table:table-row table:style-name="ro1">
          <table:table-cell office:value-type="string">
            <text:p>route-46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medium-4, truck:Truck-medium-3</text:p>
          </table:table-cell>
          <table:table-cell office:value-type="string">
            <text:p>task:LOAD_cb473d STARTED, task:LOAD_cb473d FINISHED, task:UNLOAD_7944b4 FINISHED, task:LOAD_c00978 FINISHED, task:UNLOAD_5e17a6 FINISHED</text:p>
          </table:table-cell>
          <table:table-cell office:value-type="string">
            <text:p>[2.4841166666666665, 2.098, 2.1500166666666667, 4.249816666666667]</text:p>
          </table:table-cell>
          <table:table-cell office:value-type="float" office:value="10.98195">
            <text:p>10,98195</text:p>
          </table:table-cell>
          <table:table-cell table:number-columns-repeated="1014"/>
        </table:table-row>
        <table:table-row table:style-name="ro1">
          <table:table-cell office:value-type="string">
            <text:p>route-46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medium-4, truck:Truck-medium-3</text:p>
          </table:table-cell>
          <table:table-cell office:value-type="string">
            <text:p>task:LOAD_cb473d STARTED, task:LOAD_cb473d FINISHED, task:UNLOAD_7944b4 FINISHED, task:LOAD_c00978 FINISHED, task:UNLOAD_5e17a6 FINISHED</text:p>
          </table:table-cell>
          <table:table-cell office:value-type="string">
            <text:p>[2.4841166666666665, 2.098, 2.1500166666666667, 4.249816666666667]</text:p>
          </table:table-cell>
          <table:table-cell office:value-type="float" office:value="10.98195">
            <text:p>10,98195</text:p>
          </table:table-cell>
          <table:table-cell table:number-columns-repeated="1014"/>
        </table:table-row>
        <table:table-row table:style-name="ro1">
          <table:table-cell office:value-type="string">
            <text:p>route-46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medium-4, truck:Truck-medium-3</text:p>
          </table:table-cell>
          <table:table-cell office:value-type="string">
            <text:p>task:LOAD_cb473d STARTED, task:LOAD_cb473d FINISHED, task:UNLOAD_7944b4 FINISHED, task:LOAD_c00978 FINISHED, task:UNLOAD_5e17a6 FINISHED</text:p>
          </table:table-cell>
          <table:table-cell office:value-type="string">
            <text:p>[2.4841166666666665, 2.098, 2.1500166666666667, 4.249816666666667]</text:p>
          </table:table-cell>
          <table:table-cell office:value-type="float" office:value="10.98195">
            <text:p>10,98195</text:p>
          </table:table-cell>
          <table:table-cell table:number-columns-repeated="1014"/>
        </table:table-row>
        <table:table-row table:style-name="ro1">
          <table:table-cell office:value-type="string">
            <text:p>route-46</text:p>
          </table:table-cell>
          <table:table-cell office:value-type="float" office:value="3">
            <text:p>3</text:p>
          </table:table-cell>
          <table:table-cell office:value-type="string">
            <text:p>warehouse:Warehouse-4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medium-4, truck:Truck-medium-3</text:p>
          </table:table-cell>
          <table:table-cell office:value-type="string">
            <text:p>task:LOAD_cb473d STARTED, task:LOAD_cb473d FINISHED, task:UNLOAD_7944b4 FINISHED, task:LOAD_c00978 FINISHED, task:UNLOAD_5e17a6 FINISHED</text:p>
          </table:table-cell>
          <table:table-cell office:value-type="string">
            <text:p>[2.4841166666666665, 2.098, 2.1500166666666667, 4.249816666666667]</text:p>
          </table:table-cell>
          <table:table-cell office:value-type="float" office:value="10.98195">
            <text:p>10,98195</text:p>
          </table:table-cell>
          <table:table-cell table:number-columns-repeated="1014"/>
        </table:table-row>
        <table:table-row table:style-name="ro1">
          <table:table-cell office:value-type="string">
            <text:p>route-47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medium-2, truck:Truck-medium-5, truck:Truck-small-3</text:p>
          </table:table-cell>
          <table:table-cell office:value-type="string">
            <text:p>task:LOAD_87a209 PAUSED: , task:LOAD_87a209 PAUSED: , task:LOAD_87a209 STARTED, task:LOAD_87a209 FINISHED, task:UNLOAD_7ccef3 FINISHED</text:p>
          </table:table-cell>
          <table:table-cell office:value-type="string">
            <text:p>[3.2816666666666667, 5.548316666666667]</text:p>
          </table:table-cell>
          <table:table-cell office:value-type="float" office:value="8.82998333333333">
            <text:p>8,8299833333</text:p>
          </table:table-cell>
          <table:table-cell table:number-columns-repeated="1014"/>
        </table:table-row>
        <table:table-row table:style-name="ro1">
          <table:table-cell office:value-type="string">
            <text:p>route-47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medium-2, truck:Truck-medium-5, truck:Truck-small-3</text:p>
          </table:table-cell>
          <table:table-cell office:value-type="string">
            <text:p>task:LOAD_87a209 PAUSED: , task:LOAD_87a209 PAUSED: , task:LOAD_87a209 STARTED, task:LOAD_87a209 FINISHED, task:UNLOAD_7ccef3 FINISHED</text:p>
          </table:table-cell>
          <table:table-cell office:value-type="string">
            <text:p>[3.2816666666666667, 5.548316666666667]</text:p>
          </table:table-cell>
          <table:table-cell office:value-type="float" office:value="8.82998333333333">
            <text:p>8,8299833333</text:p>
          </table:table-cell>
          <table:table-cell table:number-columns-repeated="1014"/>
        </table:table-row>
        <table:table-row table:style-name="ro1">
          <table:table-cell office:value-type="string">
            <text:p>route-48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2, truck:Truck-small-2, truck:Truck-small-4, truck:Truck-small-5</text:p>
          </table:table-cell>
          <table:table-cell office:value-type="string">
            <text:p>task:LOAD_bd2c76 PAUSED: , task:LOAD_bd2c76 PAUSED: , task:LOAD_bd2c76 PAUSED: , task:LOAD_bd2c76 PAUSED: , task:LOAD_bd2c76 PAUSED: , task:LOAD_bd2c76 PAUSED: , task:LOAD_bd2c76 STARTED, task:LOAD_bd2c76 FINISHED, task:UNLOAD_ed2580 FINISHED, task:LOAD_e162a5 FINISHED, task:UNLOAD_b9fa14 FINISHED</text:p>
          </table:table-cell>
          <table:table-cell office:value-type="string">
            <text:p>[8.529016666666667, 5.549616666666667, 4.350116666666667, 5.050166666666667]</text:p>
          </table:table-cell>
          <table:table-cell office:value-type="float" office:value="23.4789166666667">
            <text:p>23,4789166667</text:p>
          </table:table-cell>
          <table:table-cell table:number-columns-repeated="1014"/>
        </table:table-row>
        <table:table-row table:style-name="ro1">
          <table:table-cell office:value-type="string">
            <text:p>route-48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2, truck:Truck-small-2, truck:Truck-small-4, truck:Truck-small-5</text:p>
          </table:table-cell>
          <table:table-cell office:value-type="string">
            <text:p>task:LOAD_bd2c76 PAUSED: , task:LOAD_bd2c76 PAUSED: , task:LOAD_bd2c76 PAUSED: , task:LOAD_bd2c76 PAUSED: , task:LOAD_bd2c76 PAUSED: , task:LOAD_bd2c76 PAUSED: , task:LOAD_bd2c76 STARTED, task:LOAD_bd2c76 FINISHED, task:UNLOAD_ed2580 FINISHED, task:LOAD_e162a5 FINISHED, task:UNLOAD_b9fa14 FINISHED</text:p>
          </table:table-cell>
          <table:table-cell office:value-type="string">
            <text:p>[8.529016666666667, 5.549616666666667, 4.350116666666667, 5.050166666666667]</text:p>
          </table:table-cell>
          <table:table-cell office:value-type="float" office:value="23.4789166666667">
            <text:p>23,4789166667</text:p>
          </table:table-cell>
          <table:table-cell table:number-columns-repeated="1014"/>
        </table:table-row>
        <table:table-row table:style-name="ro1">
          <table:table-cell office:value-type="string">
            <text:p>route-48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2, truck:Truck-small-2, truck:Truck-small-4, truck:Truck-small-5</text:p>
          </table:table-cell>
          <table:table-cell office:value-type="string">
            <text:p>task:LOAD_bd2c76 PAUSED: , task:LOAD_bd2c76 PAUSED: , task:LOAD_bd2c76 PAUSED: , task:LOAD_bd2c76 PAUSED: , task:LOAD_bd2c76 PAUSED: , task:LOAD_bd2c76 PAUSED: , task:LOAD_bd2c76 STARTED, task:LOAD_bd2c76 FINISHED, task:UNLOAD_ed2580 FINISHED, task:LOAD_e162a5 FINISHED, task:UNLOAD_b9fa14 FINISHED</text:p>
          </table:table-cell>
          <table:table-cell office:value-type="string">
            <text:p>[8.529016666666667, 5.549616666666667, 4.350116666666667, 5.050166666666667]</text:p>
          </table:table-cell>
          <table:table-cell office:value-type="float" office:value="23.4789166666667">
            <text:p>23,4789166667</text:p>
          </table:table-cell>
          <table:table-cell table:number-columns-repeated="1014"/>
        </table:table-row>
        <table:table-row table:style-name="ro1">
          <table:table-cell office:value-type="string">
            <text:p>route-48</text:p>
          </table:table-cell>
          <table:table-cell office:value-type="float" office:value="3">
            <text:p>3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2, truck:Truck-small-2, truck:Truck-small-4, truck:Truck-small-5</text:p>
          </table:table-cell>
          <table:table-cell office:value-type="string">
            <text:p>task:LOAD_bd2c76 PAUSED: , task:LOAD_bd2c76 PAUSED: , task:LOAD_bd2c76 PAUSED: , task:LOAD_bd2c76 PAUSED: , task:LOAD_bd2c76 PAUSED: , task:LOAD_bd2c76 PAUSED: , task:LOAD_bd2c76 STARTED, task:LOAD_bd2c76 FINISHED, task:UNLOAD_ed2580 FINISHED, task:LOAD_e162a5 FINISHED, task:UNLOAD_b9fa14 FINISHED</text:p>
          </table:table-cell>
          <table:table-cell office:value-type="string">
            <text:p>[8.529016666666667, 5.549616666666667, 4.350116666666667, 5.050166666666667]</text:p>
          </table:table-cell>
          <table:table-cell office:value-type="float" office:value="23.4789166666667">
            <text:p>23,4789166667</text:p>
          </table:table-cell>
          <table:table-cell table:number-columns-repeated="1014"/>
        </table:table-row>
        <table:table-row table:style-name="ro1">
          <table:table-cell office:value-type="string">
            <text:p>route-49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medium-1</text:p>
          </table:table-cell>
          <table:table-cell office:value-type="string">
            <text:p>task:LOAD_dce1ef STARTED, task:LOAD_dce1ef FINISHED, task:UNLOAD_b487f8 FINISHED</text:p>
          </table:table-cell>
          <table:table-cell office:value-type="string">
            <text:p>[5.52595, 2.7498666666666667]</text:p>
          </table:table-cell>
          <table:table-cell office:value-type="float" office:value="8.27581666666667">
            <text:p>8,2758166667</text:p>
          </table:table-cell>
          <table:table-cell table:number-columns-repeated="1014"/>
        </table:table-row>
        <table:table-row table:style-name="ro1">
          <table:table-cell office:value-type="string">
            <text:p>route-49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medium-1</text:p>
          </table:table-cell>
          <table:table-cell office:value-type="string">
            <text:p>task:LOAD_dce1ef STARTED, task:LOAD_dce1ef FINISHED, task:UNLOAD_b487f8 FINISHED</text:p>
          </table:table-cell>
          <table:table-cell office:value-type="string">
            <text:p>[5.52595, 2.7498666666666667]</text:p>
          </table:table-cell>
          <table:table-cell office:value-type="float" office:value="8.27581666666667">
            <text:p>8,2758166667</text:p>
          </table:table-cell>
          <table:table-cell table:number-columns-repeated="1014"/>
        </table:table-row>
        <table:table-row table:style-name="ro1">
          <table:table-cell office:value-type="string">
            <text:p>route-50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large-3</text:p>
          </table:table-cell>
          <table:table-cell office:value-type="string">
            <text:p>task:LOAD_f79f7f PAUSED: , task:LOAD_f79f7f PAUSED: , task:LOAD_f79f7f STARTED, task:LOAD_f79f7f FINISHED, task:UNLOAD_5f7e9f FINISHED, task:LOAD_b66979 FINISHED, task:UNLOAD_7b26a8 FINISHED</text:p>
          </table:table-cell>
          <table:table-cell office:value-type="string">
            <text:p>[3.0735166666666665, 1.0998666666666668, 2.25005, 5.099633333333333]</text:p>
          </table:table-cell>
          <table:table-cell office:value-type="float" office:value="11.5230666666667">
            <text:p>11,5230666667</text:p>
          </table:table-cell>
          <table:table-cell table:number-columns-repeated="1014"/>
        </table:table-row>
        <table:table-row table:style-name="ro1">
          <table:table-cell office:value-type="string">
            <text:p>route-50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large-3</text:p>
          </table:table-cell>
          <table:table-cell office:value-type="string">
            <text:p>task:LOAD_f79f7f PAUSED: , task:LOAD_f79f7f PAUSED: , task:LOAD_f79f7f STARTED, task:LOAD_f79f7f FINISHED, task:UNLOAD_5f7e9f FINISHED, task:LOAD_b66979 FINISHED, task:UNLOAD_7b26a8 FINISHED</text:p>
          </table:table-cell>
          <table:table-cell office:value-type="string">
            <text:p>[3.0735166666666665, 1.0998666666666668, 2.25005, 5.099633333333333]</text:p>
          </table:table-cell>
          <table:table-cell office:value-type="float" office:value="11.5230666666667">
            <text:p>11,5230666667</text:p>
          </table:table-cell>
          <table:table-cell table:number-columns-repeated="1014"/>
        </table:table-row>
        <table:table-row table:style-name="ro1">
          <table:table-cell office:value-type="string">
            <text:p>route-50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large-3</text:p>
          </table:table-cell>
          <table:table-cell office:value-type="string">
            <text:p>task:LOAD_f79f7f PAUSED: , task:LOAD_f79f7f PAUSED: , task:LOAD_f79f7f STARTED, task:LOAD_f79f7f FINISHED, task:UNLOAD_5f7e9f FINISHED, task:LOAD_b66979 FINISHED, task:UNLOAD_7b26a8 FINISHED</text:p>
          </table:table-cell>
          <table:table-cell office:value-type="string">
            <text:p>[3.0735166666666665, 1.0998666666666668, 2.25005, 5.099633333333333]</text:p>
          </table:table-cell>
          <table:table-cell office:value-type="float" office:value="11.5230666666667">
            <text:p>11,5230666667</text:p>
          </table:table-cell>
          <table:table-cell table:number-columns-repeated="1014"/>
        </table:table-row>
        <table:table-row table:style-name="ro1">
          <table:table-cell office:value-type="string">
            <text:p>route-50</text:p>
          </table:table-cell>
          <table:table-cell office:value-type="float" office:value="3">
            <text:p>3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large-3</text:p>
          </table:table-cell>
          <table:table-cell office:value-type="string">
            <text:p>task:LOAD_f79f7f PAUSED: , task:LOAD_f79f7f PAUSED: , task:LOAD_f79f7f STARTED, task:LOAD_f79f7f FINISHED, task:UNLOAD_5f7e9f FINISHED, task:LOAD_b66979 FINISHED, task:UNLOAD_7b26a8 FINISHED</text:p>
          </table:table-cell>
          <table:table-cell office:value-type="string">
            <text:p>[3.0735166666666665, 1.0998666666666668, 2.25005, 5.099633333333333]</text:p>
          </table:table-cell>
          <table:table-cell office:value-type="float" office:value="11.5230666666667">
            <text:p>11,5230666667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2">02.12.2025</text:date>, <text:time>22:57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outes" style:display-name="PageStyle_Rou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11" meta:object-count="0"/>
    <meta:generator>OpenOffice/4.1.13$Win32 OpenOffice.org_project/4113m1$Build-9810</meta:generator>
  </office:meta>
</office:document-meta>
</file>